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unctuation-wrap="hanging" style:text-autospace="ideograph-alpha" style:vertical-align="auto"/>
      <style:text-properties fo:hyphenate="true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4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14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14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14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8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18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18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18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8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8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8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8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0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0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0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0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0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09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1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1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1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1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1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1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2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2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2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2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3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3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3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3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4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4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4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4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5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5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5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5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3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6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6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6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6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6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6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6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6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6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7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7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7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7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7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79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8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8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8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8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8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8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9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9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9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9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39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9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9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39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0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0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0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0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4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1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1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1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1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1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19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2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2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2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2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2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2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3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3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3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3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3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3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3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3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4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4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4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4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4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49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5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5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5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5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5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5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6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6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6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6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6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6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6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6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7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7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7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7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8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8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8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8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8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8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89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9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2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9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9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9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49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499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50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501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502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5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50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50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50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5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2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27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30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53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53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37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53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4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6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6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9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97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2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6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2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5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5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7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6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7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7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705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7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707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7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73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7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7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73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7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91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9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9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91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94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9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9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947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13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text-underline-type="single" style:text-underline-style="solid" style:text-underline-width="auto" style:text-underline-mode="continuous" fo:language="en" fo:country="US"/>
    </style:style>
    <style:style style:name="T13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text-underline-type="single" style:text-underline-style="solid" style:text-underline-width="auto" style:text-underline-mode="continuous" fo:language="en" fo:country="US"/>
    </style:style>
    <style:style style:name="T13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text-underline-type="single" style:text-underline-style="solid" style:text-underline-width="auto" style:text-underline-mode="continuous" fo:language="en" fo:country="US"/>
    </style:style>
    <style:style style:name="T13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13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3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348" style:parent-style-name="Normal" style:family="paragraph">
      <style:paragraph-properties style:punctuation-wrap="hanging" style:text-autospace="ideograph-alpha" style:vertical-align="auto" fo:margin-left="1.5in" fo:text-indent="0.5in">
        <style:tab-stops/>
      </style:paragraph-properties>
      <style:text-properties fo:hyphenate="true"/>
    </style:style>
    <style:style style:name="T13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3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35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38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3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3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384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141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4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41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4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44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4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444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4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1470" style:parent-style-name="Normal" style:family="paragraph">
      <style:paragraph-properties style:punctuation-wrap="hanging" style:text-autospace="ideograph-alpha" style:vertical-align="auto" fo:margin-left="1in" fo:text-indent="0.5in">
        <style:tab-stops/>
      </style:paragraph-properties>
      <style:text-properties fo:hyphenate="true"/>
    </style:style>
    <style:style style:name="T14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47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4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15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5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5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5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5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6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6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6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6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6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6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7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7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7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7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9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7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7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8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8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8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8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8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8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8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8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8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8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9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9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9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9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19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19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4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0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0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0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0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0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0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8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0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1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1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1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1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1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1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1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1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1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1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0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20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2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2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2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2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2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2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2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2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2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2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2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3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3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3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4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4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4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4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4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4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4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4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4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1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51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5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5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5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4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54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54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5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5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5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5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5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5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5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6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6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63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6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6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6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6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6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7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698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699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7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7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73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7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7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2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7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7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5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766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7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7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7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7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8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5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8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8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8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7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8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8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0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8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8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0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8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892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893" style:parent-style-name="DefaultParagraphFont" style:family="text">
      <style:text-properties style:font-name="Arial" style:font-name-complex="Arial" fo:color="#000000" style:letter-kerning="false" fo:font-size="9pt" style:font-size-asian="9pt" fo:language="en" fo:country="US"/>
    </style:style>
    <style:style style:name="T28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8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2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9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9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9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9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T29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9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9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 fo:language="en" fo:country="US"/>
    </style:style>
    <style:style style:name="T29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/>
    </style:style>
    <style:style style:name="P298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9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985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9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9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298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29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03" style:parent-style-name="DefaultParagraphFont" style:family="text">
      <style:text-properties style:font-name="Arial" style:font-name-complex="Arial" fo:color="#000000" style:letter-kerning="false"/>
    </style:style>
    <style:style style:name="T30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07" style:parent-style-name="DefaultParagraphFont" style:family="text">
      <style:text-properties style:font-name="Arial" style:font-name-complex="Arial" fo:color="#000000" style:letter-kerning="false"/>
    </style:style>
    <style:style style:name="T30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11" style:parent-style-name="DefaultParagraphFont" style:family="text">
      <style:text-properties style:font-name="Arial" style:font-name-complex="Arial" fo:color="#000000" style:letter-kerning="false" fo:font-size="9pt" style:font-size-asian="9pt" style:font-size-complex="9pt"/>
    </style:style>
    <style:style style:name="T30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301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P301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18" style:parent-style-name="DefaultParagraphFont" style:family="text">
      <style:text-properties style:font-name="Arial" style:font-name-complex="Arial" fo:color="#000000" style:letter-kerning="false"/>
    </style:style>
    <style:style style:name="T30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2" style:parent-style-name="DefaultParagraphFont" style:family="text">
      <style:text-properties style:font-name="Arial" style:font-name-complex="Arial" fo:color="#000000" style:letter-kerning="false"/>
    </style:style>
    <style:style style:name="T30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6" style:parent-style-name="DefaultParagraphFont" style:family="text">
      <style:text-properties style:font-name="Arial" style:font-name-complex="Arial" fo:color="#000000" style:letter-kerning="false"/>
    </style:style>
    <style:style style:name="T30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30" style:parent-style-name="DefaultParagraphFont" style:family="text">
      <style:text-properties style:font-name="Arial" style:font-name-complex="Arial" fo:color="#000000" style:letter-kerning="false"/>
    </style:style>
    <style:style style:name="T30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34" style:parent-style-name="DefaultParagraphFont" style:family="text">
      <style:text-properties style:font-name="Arial" style:font-name-complex="Arial" fo:color="#000000" style:letter-kerning="false"/>
    </style:style>
    <style:style style:name="T30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38" style:parent-style-name="DefaultParagraphFont" style:family="text">
      <style:text-properties style:font-name="Arial" style:font-name-complex="Arial" fo:color="#000000" style:letter-kerning="false" fo:font-size="9pt" style:font-size-asian="9pt" style:font-size-complex="9pt"/>
    </style:style>
    <style:style style:name="T30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304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30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P304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46" style:parent-style-name="DefaultParagraphFont" style:family="text">
      <style:text-properties style:font-name="Arial" style:font-name-complex="Arial" fo:color="#000000" style:letter-kerning="false"/>
    </style:style>
    <style:style style:name="T30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0" style:parent-style-name="DefaultParagraphFont" style:family="text">
      <style:text-properties style:font-name="Arial" style:font-name-complex="Arial" fo:color="#000000" style:letter-kerning="false"/>
    </style:style>
    <style:style style:name="T30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4" style:parent-style-name="DefaultParagraphFont" style:family="text">
      <style:text-properties style:font-name="Arial" style:font-name-complex="Arial" fo:color="#000000" style:letter-kerning="false"/>
    </style:style>
    <style:style style:name="T30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8" style:parent-style-name="DefaultParagraphFont" style:family="text">
      <style:text-properties style:font-name="Arial" style:font-name-complex="Arial" fo:color="#000000" style:letter-kerning="false"/>
    </style:style>
    <style:style style:name="T30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62" style:parent-style-name="DefaultParagraphFont" style:family="text">
      <style:text-properties style:font-name="Arial" style:font-name-complex="Arial" fo:color="#000000" style:letter-kerning="false"/>
    </style:style>
    <style:style style:name="T30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66" style:parent-style-name="DefaultParagraphFont" style:family="text">
      <style:text-properties style:font-name="Arial" style:font-name-complex="Arial" fo:color="#000000" style:letter-kerning="false" fo:font-size="9pt" style:font-size-asian="9pt" style:font-size-complex="9pt"/>
    </style:style>
    <style:style style:name="T30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306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P307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7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73" style:parent-style-name="DefaultParagraphFont" style:family="text">
      <style:text-properties style:font-name="Arial" style:font-name-complex="Arial" fo:color="#000000" style:letter-kerning="false"/>
    </style:style>
    <style:style style:name="T30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77" style:parent-style-name="DefaultParagraphFont" style:family="text">
      <style:text-properties style:font-name="Arial" style:font-name-complex="Arial" fo:color="#000000" style:letter-kerning="false"/>
    </style:style>
    <style:style style:name="T30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81" style:parent-style-name="DefaultParagraphFont" style:family="text">
      <style:text-properties style:font-name="Arial" style:font-name-complex="Arial" fo:color="#000000" style:letter-kerning="false"/>
    </style:style>
    <style:style style:name="T30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85" style:parent-style-name="DefaultParagraphFont" style:family="text">
      <style:text-properties style:font-name="Arial" style:font-name-complex="Arial" fo:color="#000000" style:letter-kerning="false"/>
    </style:style>
    <style:style style:name="T30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89" style:parent-style-name="DefaultParagraphFont" style:family="text">
      <style:text-properties style:font-name="Arial" style:font-name-complex="Arial" fo:color="#000000" style:letter-kerning="false"/>
    </style:style>
    <style:style style:name="T30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93" style:parent-style-name="DefaultParagraphFont" style:family="text">
      <style:text-properties style:font-name="Arial" style:font-name-complex="Arial" fo:color="#000000" style:letter-kerning="false" fo:font-size="9pt" style:font-size-asian="9pt" style:font-size-complex="9pt"/>
    </style:style>
    <style:style style:name="T30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309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P309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1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02" style:parent-style-name="DefaultParagraphFont" style:family="text">
      <style:text-properties style:font-name="Arial" style:font-name-complex="Arial" fo:color="#000000" style:letter-kerning="false"/>
    </style:style>
    <style:style style:name="T31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06" style:parent-style-name="DefaultParagraphFont" style:family="text">
      <style:text-properties style:font-name="Arial" style:font-name-complex="Arial" fo:color="#000000" style:letter-kerning="false"/>
    </style:style>
    <style:style style:name="T31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10" style:parent-style-name="DefaultParagraphFont" style:family="text">
      <style:text-properties style:font-name="Arial" style:font-name-complex="Arial" fo:color="#000000" style:letter-kerning="false"/>
    </style:style>
    <style:style style:name="T31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14" style:parent-style-name="DefaultParagraphFont" style:family="text">
      <style:text-properties style:font-name="Arial" style:font-name-complex="Arial" fo:color="#000000" style:letter-kerning="false"/>
    </style:style>
    <style:style style:name="T31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18" style:parent-style-name="DefaultParagraphFont" style:family="text">
      <style:text-properties style:font-name="Arial" style:font-name-complex="Arial" fo:color="#000000" style:letter-kerning="false"/>
    </style:style>
    <style:style style:name="T31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3125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1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31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31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53" style:parent-style-name="DefaultParagraphFont" style:family="text">
      <style:text-properties fo:color="#000000" style:letter-kerning="false" fo:font-size="13.5pt" style:font-size-asian="13.5pt" style:font-size-complex="13.5pt"/>
    </style:style>
  </office:automatic-styles>
  <office:body>
    <office:text text:use-soft-page-breaks="true">
      <text:p text:style-name="P1"><text:span text:style-name="T2">Id                                Name</text:span><text:span text:style-name="T3"><text:line-break/></text:span><text:span text:style-name="T4"><text:line-break/></text:span><text:span text:style-name="T5">Download and install application</text:span><text:span text:style-name="T6"><text:line-break/></text:span><text:span text:style-name="T7">1.01</text:span><text:span text:style-name="T8"><text:tab/></text:span><text:span text:style-name="T9"><text:tab/></text:span><text:span text:style-name="T10"><text:tab/>App downloadable from Android Market</text:span><text:span text:style-name="T11"><text:line-break/></text:span><text:span text:style-name="T12">1.02</text:span><text:span text:style-name="T13"><text:tab/></text:span><text:span text:style-name="T14"><text:tab/></text:span><text:span text:style-name="T15"><text:tab/>App install file working</text:span><text:span text:style-name="T16"><text:line-break/></text:span><text:span text:style-name="T17">1.03</text:span><text:span text:style-name="T18"><text:tab/></text:span><text:span text:style-name="T19"><text:tab/></text:span><text:span text:style-name="T20"><text:tab/>App uploaded under correct name</text:span><text:span text:style-name="T21"><text:line-break/></text:span><text:span text:style-name="T22">1.04</text:span><text:span text:style-name="T23"><text:tab/></text:span><text:span text:style-name="T24"><text:tab/></text:span><text:span text:style-name="T25"><text:tab/>Correct description of the program at Android Market</text:span><text:span text:style-name="T26"><text:line-break/></text:span><text:span text:style-name="T27">1.05</text:span><text:span text:style-name="T28"><text:tab/></text:span><text:span text:style-name="T29"><text:tab/></text:span><text:span text:style-name="T30"><text:tab/>Confirmation message provided if installation succeeds</text:span><text:span text:style-name="T31"><text:line-break/></text:span><text:span text:style-name="T32">1.06</text:span><text:span text:style-name="T33"><text:tab/></text:span><text:span text:style-name="T34"><text:tab/></text:span><text:span text:style-name="T35"><text:tab/>Message provided when something goes wrong.<text:s/></text:span><text:span text:style-name="T36"><text:tab/></text:span><text:span text:style-name="T37"><text:line-break/></text:span><text:span text:style-name="T38"><text:line-break/></text:span><text:span text:style-name="T39">Start Application</text:span><text:span text:style-name="T40"><text:line-break/></text:span><text:span text:style-name="T41">2.01</text:span><text:span text:style-name="T42"><text:tab/></text:span><text:span text:style-name="T43"><text:tab/></text:span><text:span text:style-name="T44"><text:tab/>Application is startable</text:span><text:span text:style-name="T45"><text:line-break/></text:span><text:span text:style-name="T46">2.02</text:span><text:span text:style-name="T47"><text:tab/></text:span><text:span text:style-name="T48"><text:tab/></text:span><text:span text:style-name="T49"><text:tab/>Application always starts on menu</text:span><text:span text:style-name="T50"><text:line-break/></text:span><text:span text:style-name="T51"><text:line-break/></text:span><text:span text:style-name="T52">Schema</text:span><text:span text:style-name="T53"><text:line-break/></text:span><text:span text:style-name="T54">3.01</text:span><text:span text:style-name="T55"><text:tab/></text:span><text:span text:style-name="T56"><text:tab/></text:span><text:span text:style-name="T57"><text:tab/>A schema is illustrated</text:span><text:span text:style-name="T58"><text:line-break/></text:span><text:span text:style-name="T59">3.02</text:span><text:span text:style-name="T60"><text:tab/></text:span><text:span text:style-name="T61"><text:tab/></text:span><text:span text:style-name="T62"><text:tab/>Days are visible</text:span><text:span text:style-name="T63"><text:line-break/></text:span><text:span text:style-name="T64">3.03</text:span><text:span text:style-name="T65"><text:tab/></text:span><text:span text:style-name="T66"><text:tab/></text:span><text:span text:style-name="T67"><text:tab/>Hours are visible from 00.00 to 23.59</text:span><text:span text:style-name="T68"><text:line-break/></text:span><text:span text:style-name="T69">3.04</text:span><text:span text:style-name="T70"><text:tab/></text:span><text:span text:style-name="T71"><text:tab/></text:span><text:span text:style-name="T72"><text:tab/>It is possible to choose to view a week</text:span><text:span text:style-name="T73"><text:line-break/></text:span><text:span text:style-name="T74">3.05</text:span><text:span text:style-name="T75"><text:tab/></text:span><text:span text:style-name="T76"><text:tab/></text:span><text:span text:style-name="T77"><text:tab/>It is possible to only choose to view a day</text:span><text:span text:style-name="T78"><text:line-break/></text:span><text:span text:style-name="T79">3.06</text:span><text:span text:style-name="T80"><text:tab/></text:span><text:span text:style-name="T81"><text:tab/></text:span><text:span text:style-name="T82"><text:tab/>Exit from schema to menu, with home button</text:span><text:span text:style-name="T83"><text:line-break/></text:span><text:span text:style-name="T84">3.07</text:span><text:span text:style-name="T85"><text:tab/></text:span><text:span text:style-name="T86"><text:tab/></text:span><text:span text:style-name="T87"><text:tab/>Exit from schema to menu, with back button</text:span><text:span text:style-name="T88"><text:line-break/></text:span><text:span text:style-name="T89">3.08</text:span><text:span text:style-name="T90"><text:tab/></text:span><text:span text:style-name="T91"><text:tab/></text:span><text:span text:style-name="T92"><text:tab/>Add a sleep style to schema</text:span><text:span text:style-name="T93"><text:line-break/></text:span><text:span text:style-name="T94">3.09</text:span><text:span text:style-name="T95"><text:tab/></text:span><text:span text:style-name="T96"><text:tab/></text:span><text:span text:style-name="T97"><text:tab/>Add appointments to schema</text:span><text:span text:style-name="T98"><text:line-break/></text:span><text:span text:style-name="T99">3.10</text:span><text:span text:style-name="T100"><text:tab/></text:span><text:span text:style-name="T101"><text:tab/></text:span><text:span text:style-name="T102"><text:tab/>Move appointment</text:span><text:span text:style-name="T103"><text:line-break/></text:span><text:span text:style-name="T104">3.11</text:span><text:span text:style-name="T105"><text:tab/></text:span><text:span text:style-name="T106"><text:tab/></text:span><text:span text:style-name="T107"><text:tab/>Delete appointment</text:span><text:span text:style-name="T108"><text:line-break/></text:span><text:span text:style-name="T109">3.12</text:span><text:span text:style-name="T110"><text:tab/></text:span><text:span text:style-name="T111"><text:tab/></text:span><text:span text:style-name="T112"><text:tab/>Move sleep element</text:span><text:span text:style-name="T113"><text:line-break/></text:span><text:span text:style-name="T114">3.13</text:span><text:span text:style-name="T115"><text:tab/></text:span><text:span text:style-name="T116"><text:tab/></text:span><text:span text:style-name="T117"><text:tab/>Move entire sleep group element</text:span><text:span text:style-name="T118"><text:line-break/></text:span><text:span text:style-name="T119">3.14</text:span><text:span text:style-name="T120"><text:tab/></text:span><text:span text:style-name="T121"><text:tab/></text:span><text:span text:style-name="T122"><text:tab/>Warn the user when moving a sleep cycle</text:span><text:span text:style-name="T123"><text:line-break/></text:span><text:span text:style-name="T124">3.15</text:span><text:span text:style-name="T125"><text:tab/></text:span><text:span text:style-name="T126"><text:tab/></text:span><text:span text:style-name="T127"><text:tab/>Use different colors for different appointments.</text:span><text:span text:style-name="T128"><text:line-break/></text:span><text:span text:style-name="T129">3.16<text:s/></text:span><text:span text:style-name="T130"><text:tab/></text:span><text:span text:style-name="T131"><text:tab/></text:span><text:span text:style-name="T132"><text:tab/>Add information about an appointment</text:span><text:span text:style-name="T133"><text:line-break/></text:span><text:span text:style-name="T134">3.17</text:span><text:span text:style-name="T135"><text:tab/></text:span><text:span text:style-name="T136"><text:tab/></text:span><text:span text:style-name="T137"><text:tab/>Change information about an appointment</text:span><text:span text:style-name="T138"><text:line-break/></text:span><text:span text:style-name="T139">3.18</text:span><text:span text:style-name="T140"><text:tab/></text:span><text:span text:style-name="T141"><text:tab/></text:span><text:span text:style-name="T142"><text:tab/>Delete information about an appointment</text:span><text:span text:style-name="T143"><text:line-break/></text:span><text:span text:style-name="T144">3.19</text:span><text:span text:style-name="T145"><text:tab/></text:span><text:span text:style-name="T146"><text:tab/></text:span><text:span text:style-name="T147"><text:tab/></text:span><text:span text:style-name="T148">There is a back button from Schema</text:span><text:span text:style-name="T149"><text:line-break/></text:span><text:span text:style-name="T150"><text:line-break/></text:span><text:span text:style-name="T151">Sleep Styles</text:span><text:span text:style-name="T152"><text:line-break/></text:span><text:span text:style-name="T153"><text:line-break/></text:span><text:span text:style-name="T154">4.01</text:span><text:span text:style-name="T155"><text:tab/></text:span><text:span text:style-name="T156"><text:tab/></text:span><text:span text:style-name="T157"><text:tab/></text:span><text:span text:style-name="T158">Sleep style is illustrated on the schema</text:span><text:span text:style-name="T159"><text:line-break/></text:span><text:span text:style-name="T160">4.02</text:span><text:span text:style-name="T161"><text:tab/></text:span><text:span text:style-name="T162"><text:tab/></text:span><text:span text:style-name="T163"><text:tab/></text:span><text:span text:style-name="T164">The sleep style is illustrated in black color</text:span><text:span text:style-name="T165"><text:line-break/></text:span><text:span text:style-name="T166">4.03</text:span><text:span text:style-name="T167"><text:tab/></text:span><text:span text:style-name="T168"><text:tab/></text:span><text:span text:style-name="T169"><text:tab/></text:span><text:span text:style-name="T170">Each sleep element has a start time</text:span><text:span text:style-name="T171"><text:line-break/></text:span><text:span text:style-name="T172">4.04</text:span><text:span text:style-name="T173"><text:tab/></text:span><text:span text:style-name="T174"><text:tab/></text:span><text:span text:style-name="T175"><text:tab/></text:span><text:span text:style-name="T176">Each sleep element has a stop time</text:span><text:span text:style-name="T177"><text:line-break/></text:span><text:span text:style-name="T178">4.05</text:span><text:span text:style-name="T179"><text:tab/></text:span><text:span text:style-name="T180"><text:tab/></text:span><text:span text:style-name="T181"><text:tab/></text:span><text:span text:style-name="T182">The sleep elements should be a layer on the schema</text:span><text:span text:style-name="T183"><text:line-break/></text:span><text:span text:style-name="T184">4.06</text:span><text:span text:style-name="T185"><text:tab/></text:span><text:span text:style-name="T186"><text:tab/></text:span><text:span text:style-name="T187"><text:tab/></text:span><text:span text:style-name="T188">The sleep elements should be able to be hidden from the schema, with on/off function</text:span><text:span text:style-name="T189"><text:line-break/></text:span><text:span text:style-name="T190"><text:line-break/></text:span><text:span text:style-name="T191">Alarm</text:span><text:span text:style-name="T192"><text:line-break/></text:span><text:span text:style-name="T193">5.01</text:span><text:span text:style-name="T194"><text:tab/></text:span><text:span text:style-name="T195"><text:tab/></text:span><text:span text:style-name="T196"><text:tab/>The program should include an Alarm function</text:span><text:span text:style-name="T197"><text:line-break/></text:span><text:span text:style-name="T198">5.02</text:span><text:span text:style-name="T199"><text:tab/></text:span><text:span text:style-name="T200"><text:tab/></text:span><text:span text:style-name="T201"><text:tab/>Automatically create an Alarm to awaken the user after every sleep<text:s/></text:span><text:span text:style-name="T202"><text:tab/>element</text:span><text:span text:style-name="T203"><text:line-break/></text:span><text:span text:style-name="T204">5.03</text:span><text:span text:style-name="T205"><text:tab/></text:span><text:span text:style-name="T206"><text:tab/></text:span><text:span text:style-name="T207"><text:tab/>When the alarm rings phone is automatically unlocked</text:span><text:span text:style-name="T208"><text:line-break/></text:span><text:span text:style-name="T209">5.04</text:span><text:span text:style-name="T210"><text:tab/></text:span><text:span text:style-name="T211"><text:tab/></text:span><text:span text:style-name="T212"><text:tab/>Possibility for user to personify the Alarm-tone</text:span><text:span text:style-name="T213"><text:line-break/></text:span><text:span text:style-name="T214">5.05</text:span><text:span text:style-name="T215"><text:tab/></text:span><text:span text:style-name="T216"><text:tab/></text:span><text:span text:style-name="T217"><text:tab/>Ability to use songs from the music library as Alarm-tones</text:span><text:span text:style-name="T218"><text:line-break/></text:span><text:span text:style-name="T219">5.06</text:span><text:span text:style-name="T220"><text:tab/></text:span><text:span text:style-name="T221"><text:tab/></text:span><text:span text:style-name="T222"><text:tab/>The app comes with some pre installed Alarm-tones</text:span><text:span text:style-name="T223"><text:line-break/></text:span><text:span text:style-name="T224">5.07</text:span><text:span text:style-name="T225"><text:tab/></text:span><text:span text:style-name="T226"><text:tab/></text:span><text:span text:style-name="T227"><text:tab/>Confirmation message that the alarm-tone has been changed</text:span><text:span text:style-name="T228"><text:line-break/></text:span><text:span text:style-name="T229">5.08</text:span><text:span text:style-name="T230"><text:tab/></text:span><text:span text:style-name="T231"><text:tab/></text:span><text:span text:style-name="T232"><text:tab/>Let the user personify the Alarm-strength</text:span><text:span text:style-name="T233"><text:line-break/></text:span><text:span text:style-name="T234">5.09</text:span><text:span text:style-name="T235"><text:tab/></text:span><text:span text:style-name="T236"><text:tab/></text:span><text:span text:style-name="T237"><text:tab/>Message that the Alarm-strength has been modified</text:span><text:span text:style-name="T238"><text:line-break/></text:span><text:soft-page-break/><text:span text:style-name="T239">5.10</text:span><text:span text:style-name="T240"><text:tab/></text:span><text:span text:style-name="T241"><text:tab/></text:span><text:span text:style-name="T242"><text:tab/>Alarm should include vibration.<text:s/></text:span><text:span text:style-name="T243"><text:line-break/></text:span><text:span text:style-name="T244">5.11</text:span><text:span text:style-name="T245"><text:tab/></text:span><text:span text:style-name="T246"><text:tab/></text:span><text:span text:style-name="T247"><text:tab/>Possibility to turn of the sound of the alarm and only use vibration.<text:s/></text:span><text:span text:style-name="T248"><text:line-break/></text:span><text:span text:style-name="T249">5.12</text:span><text:span text:style-name="T250"><text:tab/></text:span><text:span text:style-name="T251"><text:tab/></text:span><text:span text:style-name="T252"><text:tab/>One button for turning the alarm off, one for snooze.<text:s/></text:span><text:span text:style-name="T253"><text:line-break/></text:span><text:span text:style-name="T254">5.13</text:span><text:span text:style-name="T255"><text:tab/></text:span><text:span text:style-name="T256"><text:tab/></text:span><text:span text:style-name="T257"><text:tab/>Pre-defined snooze time is 5 minutes.<text:s/></text:span><text:span text:style-name="T258"><text:line-break/></text:span><text:span text:style-name="T259">5.14</text:span><text:span text:style-name="T260"><text:tab/></text:span><text:span text:style-name="T261"><text:tab/></text:span><text:span text:style-name="T262"><text:tab/>Possibility for user to change snooze time.<text:s/></text:span><text:span text:style-name="T263"><text:line-break/></text:span><text:span text:style-name="T264">5.15</text:span><text:span text:style-name="T265"><text:tab/></text:span><text:span text:style-name="T266"><text:tab/></text:span><text:span text:style-name="T267"><text:tab/>Confirmation message of changed snoozetime.</text:span><text:span text:style-name="T268"><text:tab/></text:span><text:span text:style-name="T269"><text:tab/></text:span><text:span text:style-name="T270"><text:line-break/></text:span><text:span text:style-name="T271">5.16</text:span><text:span text:style-name="T272"><text:tab/></text:span><text:span text:style-name="T273"><text:tab/></text:span><text:span text:style-name="T274"><text:tab/>When sleeper turns off the alarm, the time is registered</text:span><text:span text:style-name="T275"><text:s/></text:span><text:span text:style-name="T276"><text:line-break/></text:span><text:span text:style-name="T277">5.17</text:span><text:span text:style-name="T278"><text:tab/></text:span><text:span text:style-name="T279"><text:tab/></text:span><text:span text:style-name="T280"><text:tab/>Sleep elements are moved so the interval between the sleep cycles are correct.<text:s/></text:span><text:span text:style-name="T281"><text:tab/></text:span><text:span text:style-name="T282"><text:tab/></text:span><text:span text:style-name="T283"><text:tab/>           </text:span><text:span text:style-name="T284"><text:line-break/></text:span><text:span text:style-name="T285">5.18</text:span><text:span text:style-name="T286"><text:tab/></text:span><text:span text:style-name="T287"><text:tab/></text:span><text:span text:style-name="T288"><text:tab/></text:span><text:span text:style-name="T289">There is a back button from Alarms</text:span><text:span text:style-name="T290"><text:s/> </text:span><text:span text:style-name="T291"><text:tab/></text:span><text:span text:style-name="T292"><text:line-break/></text:span><text:span text:style-name="T293"><text:line-break/></text:span><text:span text:style-name="T294">Choose between different sleep styles</text:span><text:span text:style-name="T295"><text:line-break/></text:span><text:span text:style-name="T296">6.01</text:span><text:span text:style-name="T297"><text:tab/></text:span><text:span text:style-name="T298"><text:tab/></text:span><text:span text:style-name="T299"><text:tab/>Different sleep styles are available in the schema</text:span><text:span text:style-name="T300"><text:line-break/></text:span><text:span text:style-name="T301">6.02</text:span><text:span text:style-name="T302"><text:tab/></text:span><text:span text:style-name="T303"><text:tab/></text:span><text:span text:style-name="T304"><text:tab/></text:span><text:span text:style-name="T305">Maximum one sleep style at a time is possible<text:s/></text:span><text:span text:style-name="T306"><text:line-break/></text:span><text:span text:style-name="T307">6.03</text:span><text:span text:style-name="T308"><text:tab/></text:span><text:span text:style-name="T309"><text:tab/></text:span><text:span text:style-name="T310"><text:tab/></text:span><text:span text:style-name="T311">Sleep styles are presented in a drop-down list</text:span><text:span text:style-name="T312"><text:line-break/></text:span><text:span text:style-name="T313">6.04</text:span><text:span text:style-name="T314"><text:tab/></text:span><text:span text:style-name="T315"><text:tab/></text:span><text:span text:style-name="T316"><text:tab/></text:span><text:span text:style-name="T317">There is a notification window confirming your choice of sleep style</text:span><text:span text:style-name="T318"><text:line-break/></text:span><text:span text:style-name="T319">6.05</text:span><text:span text:style-name="T320"><text:tab/></text:span><text:span text:style-name="T321"><text:tab/></text:span><text:span text:style-name="T322"><text:tab/></text:span><text:span text:style-name="T323">The chosen sleep style is visible in the schema</text:span><text:span text:style-name="T324"><text:line-break/></text:span><text:span text:style-name="T325"><text:line-break/></text:span><text:span text:style-name="T326">Sleep information</text:span><text:span text:style-name="T327"><text:line-break/></text:span><text:span text:style-name="T328">7.01</text:span><text:span text:style-name="T329"><text:tab/></text:span><text:span text:style-name="T330"><text:tab/></text:span><text:span text:style-name="T331"><text:tab/>There is Information about the different sleep cycles</text:span><text:span text:style-name="T332"><text:line-break/></text:span><text:span text:style-name="T333">7.02</text:span><text:span text:style-name="T334"><text:tab/></text:span><text:span text:style-name="T335"><text:tab/></text:span><text:span text:style-name="T336"><text:tab/></text:span><text:span text:style-name="T337">There are tips of what to think about when chosing a sleep style</text:span><text:span text:style-name="T338"><text:line-break/></text:span><text:span text:style-name="T339">7.03</text:span><text:span text:style-name="T340"><text:tab/></text:span><text:span text:style-name="T341"><text:tab/></text:span><text:span text:style-name="T342"><text:tab/>There is Information about sleep in general</text:span><text:span text:style-name="T343"><text:line-break/></text:span><text:span text:style-name="T344">7.04</text:span><text:span text:style-name="T345"><text:tab/></text:span><text:span text:style-name="T346"><text:tab/></text:span><text:span text:style-name="T347"><text:tab/></text:span><text:span text:style-name="T348">All information has pedagogical pictures</text:span><text:span text:style-name="T349"><text:line-break/></text:span><text:span text:style-name="T350">7.05</text:span><text:span text:style-name="T351"><text:tab/></text:span><text:span text:style-name="T352"><text:tab/></text:span><text:span text:style-name="T353"><text:tab/></text:span><text:span text:style-name="T354">There is a back button from Sleep Information</text:span><text:span text:style-name="T355"><text:line-break/></text:span><text:span text:style-name="T356"><text:line-break/></text:span><text:span text:style-name="T357">Evaluation of sleep style</text:span><text:span text:style-name="T358"><text:line-break/></text:span><text:span text:style-name="T359">8.01</text:span><text:span text:style-name="T360"><text:tab/></text:span><text:span text:style-name="T361"><text:tab/></text:span><text:span text:style-name="T362"><text:tab/></text:span><text:span text:style-name="T363">The user can take a survey to find a suitable sleep style</text:span><text:span text:style-name="T364"><text:line-break/></text:span><text:span text:style-name="T365">8.02</text:span><text:span text:style-name="T366"><text:tab/></text:span><text:span text:style-name="T367"><text:tab/></text:span><text:span text:style-name="T368"><text:tab/></text:span><text:span text:style-name="T369">There is a question about the user being tired/not tired in the morning</text:span><text:span text:style-name="T370"><text:line-break/></text:span><text:span text:style-name="T371">8.03</text:span><text:span text:style-name="T372"><text:tab/></text:span><text:span text:style-name="T373"><text:tab/></text:span><text:span text:style-name="T374"><text:tab/></text:span><text:span text:style-name="T375">There is a question about the user being tired/not tired in the evening</text:span><text:span text:style-name="T376"><text:line-break/></text:span><text:span text:style-name="T377">8.04</text:span><text:span text:style-name="T378"><text:tab/></text:span><text:span text:style-name="T379"><text:tab/></text:span><text:span text:style-name="T380"><text:tab/></text:span><text:span text:style-name="T381">There is a question about the user having/not having trouble falling asleep</text:span><text:span text:style-name="T382"><text:line-break/></text:span><text:span text:style-name="T383">8.05</text:span><text:span text:style-name="T384"><text:tab/></text:span><text:span text:style-name="T385"><text:tab/></text:span><text:span text:style-name="T386"><text:tab/></text:span><text:span text:style-name="T387">The results from the survey are matched with different sleep styles</text:span><text:span text:style-name="T388"><text:line-break/></text:span><text:span text:style-name="T389">8.06</text:span><text:span text:style-name="T390"><text:tab/></text:span><text:span text:style-name="T391"><text:tab/></text:span><text:span text:style-name="T392"><text:tab/></text:span><text:span text:style-name="T393">The user recieves a list of possible sleep styles</text:span><text:span text:style-name="T394"><text:line-break/></text:span><text:span text:style-name="T395">8.07</text:span><text:span text:style-name="T396"><text:tab/></text:span><text:span text:style-name="T397"><text:tab/></text:span><text:span text:style-name="T398"><text:tab/></text:span><text:span text:style-name="T399">A proposal is press-able</text:span><text:span text:style-name="T400"><text:line-break/></text:span><text:span text:style-name="T401">8.08</text:span><text:span text:style-name="T402"><text:tab/></text:span><text:span text:style-name="T403"><text:tab/></text:span><text:span text:style-name="T404"><text:tab/></text:span><text:span text:style-name="T405">When pressing a proposal, the user is sent to the information about the sleep style.</text:span><text:span text:style-name="T406"><text:line-break/></text:span><text:span text:style-name="T407"><text:line-break/></text:span><text:span text:style-name="T408"><text:line-break/></text:span><text:span text:style-name="T409">Conflict management in the schema</text:span><text:span text:style-name="T410"><text:line-break/></text:span><text:span text:style-name="T411">9.01</text:span><text:span text:style-name="T412"><text:tab/></text:span><text:span text:style-name="T413"><text:tab/></text:span><text:span text:style-name="T414"><text:tab/></text:span><text:span text:style-name="T415">Activities from other calendar can be imported into schema</text:span><text:span text:style-name="T416"><text:line-break/></text:span><text:span text:style-name="T417">9.02</text:span><text:span text:style-name="T418"><text:tab/></text:span><text:span text:style-name="T419"><text:tab/></text:span><text:span text:style-name="T420"><text:tab/></text:span><text:span text:style-name="T421">Activities are shown in different colors than black</text:span><text:span text:style-name="T422"><text:line-break/></text:span><text:span text:style-name="T423">9.03</text:span><text:span text:style-name="T424"><text:tab/></text:span><text:span text:style-name="T425"><text:tab/></text:span><text:span text:style-name="T426"><text:tab/></text:span><text:span text:style-name="T427">When a conflict arises, there is a warning notification window</text:span><text:span text:style-name="T428"><text:line-break/></text:span><text:span text:style-name="T429">9.04</text:span><text:span text:style-name="T430"><text:tab/></text:span><text:span text:style-name="T431"><text:tab/></text:span><text:span text:style-name="T432"><text:tab/></text:span><text:span text:style-name="T433">When a conflict arises, there is a warning notification sound</text:span><text:span text:style-name="T434"><text:line-break/></text:span><text:span text:style-name="T435">9.05</text:span><text:span text:style-name="T436"><text:tab/></text:span><text:span text:style-name="T437"><text:tab/></text:span><text:span text:style-name="T438"><text:tab/></text:span><text:span text:style-name="T439">When notification has been accepted, solutions will be presented</text:span><text:span text:style-name="T440"><text:line-break/></text:span><text:span text:style-name="T441">9.06</text:span><text:span text:style-name="T442"><text:tab/></text:span><text:span text:style-name="T443"><text:tab/></text:span><text:span text:style-name="T444"><text:tab/></text:span><text:span text:style-name="T445">A soultion can be that an element is moved in the schema</text:span><text:span text:style-name="T446"><text:line-break/></text:span><text:span text:style-name="T447">9.07</text:span><text:span text:style-name="T448"><text:tab/></text:span><text:span text:style-name="T449"><text:tab/></text:span><text:span text:style-name="T450"><text:tab/></text:span><text:span text:style-name="T451">A soultion can be that an element is deleted in the schema</text:span><text:span text:style-name="T452"><text:line-break/></text:span><text:span text:style-name="T453">9.08</text:span><text:span text:style-name="T454"><text:tab/></text:span><text:span text:style-name="T455"><text:tab/></text:span><text:span text:style-name="T456"><text:tab/></text:span><text:span text:style-name="T457">A soultion can be that a group of elements are moved in the schema</text:span><text:span text:style-name="T458"><text:line-break/></text:span><text:span text:style-name="T459">9.09</text:span><text:span text:style-name="T460"><text:tab/></text:span><text:span text:style-name="T461"><text:tab/></text:span><text:span text:style-name="T462"><text:tab/></text:span><text:span text:style-name="T463">A warning notification is shown when a sleep element is moved</text:span><text:span text:style-name="T464"><text:line-break/></text:span><text:span text:style-name="T465">9.10</text:span><text:span text:style-name="T466"><text:tab/></text:span><text:span text:style-name="T467"><text:tab/></text:span><text:span text:style-name="T468"><text:tab/></text:span><text:span text:style-name="T469">A moved object can be un-done</text:span><text:span text:style-name="T470"><text:line-break/></text:span><text:span text:style-name="T471"><text:line-break/></text:span><text:span text:style-name="T472">Menu</text:span><text:span text:style-name="T473"><text:line-break/></text:span><text:span text:style-name="T474">10.01</text:span><text:span text:style-name="T475"><text:tab/></text:span><text:span text:style-name="T476"><text:tab/></text:span><text:span text:style-name="T477"><text:tab/></text:span><text:span text:style-name="T478">There is a button in the menu for sleep information</text:span><text:span text:style-name="T479"><text:line-break/></text:span><text:span text:style-name="T480">10.02</text:span><text:span text:style-name="T481"><text:tab/></text:span><text:span text:style-name="T482"><text:tab/></text:span><text:span text:style-name="T483"><text:tab/></text:span><text:span text:style-name="T484">There is a button in the menu for sleep schema</text:span><text:span text:style-name="T485"><text:line-break/></text:span><text:span text:style-name="T486">10.03</text:span><text:span text:style-name="T487"><text:tab/></text:span><text:span text:style-name="T488"><text:tab/></text:span><text:span text:style-name="T489"><text:tab/></text:span><text:span text:style-name="T490">There is a button in the menu for alarms</text:span><text:span text:style-name="T491"><text:line-break/></text:span><text:span text:style-name="T492">10.04</text:span><text:span text:style-name="T493"><text:tab/></text:span><text:span text:style-name="T494"><text:tab/></text:span><text:span text:style-name="T495"><text:tab/></text:span><text:span text:style-name="T496">There is a button in the menu for settings</text:span><text:span text:style-name="T497"><text:line-break/></text:span><text:span text:style-name="T498">10.05</text:span><text:span text:style-name="T499"><text:tab/></text:span><text:span text:style-name="T500"><text:tab/></text:span><text:span text:style-name="T501"><text:tab/></text:span><text:span text:style-name="T502">There is a button in the menu for<text:s/></text:span><text:span text:style-name="T503"><text:line-break/></text:span><text:span text:style-name="T504">10.06</text:span><text:span text:style-name="T505"><text:tab/></text:span><text:span text:style-name="T506"><text:tab/></text:span><text:span text:style-name="T507"><text:tab/></text:span><text:span text:style-name="T508"><text:line-break/></text:span><text:span text:style-name="T509"><text:line-break/></text:span><text:span text:style-name="T510">Exit Application</text:span><text:span text:style-name="T511"><text:line-break/></text:span><text:soft-page-break/><text:span text:style-name="T512">11.01</text:span><text:span text:style-name="T513"><text:tab/></text:span><text:span text:style-name="T514"><text:tab/></text:span><text:span text:style-name="T515"><text:tab/>Exit application</text:span><text:span text:style-name="T516"><text:line-break/></text:span><text:span text:style-name="T517"><text:line-break/></text:span><text:span text:style-name="T518">Miscellaneous</text:span><text:span text:style-name="T519"><text:line-break/></text:span><text:span text:style-name="T520">12.01</text:span><text:span text:style-name="T521"><text:tab/></text:span><text:span text:style-name="T522"><text:tab/></text:span><text:span text:style-name="T523"><text:tab/>There should always be a cancel button on all dialog windows</text:span></text:p>
      <text:p text:style-name="P524"><text:span text:style-name="T525">                                                  </text:span><text:span text:style-name="T526"><text:tab/></text:span></text:p>
      <text:p text:style-name="P527"><text:span text:style-name="T528">                                                            </text:span><text:span text:style-name="T529"><text:tab/></text:span></text:p>
      <text:p text:style-name="P530"/>
      <text:p text:style-name="P531"><text:span text:style-name="T532">                                       </text:span><text:span text:style-name="T533"><text:tab/></text:span></text:p>
      <text:p text:style-name="P534"><text:span text:style-name="T535">                                                                                      </text:span><text:span text:style-name="T536"><text:tab/></text:span></text:p>
      <text:p text:style-name="P537"><text:line-break/><text:line-break/><text:line-break/></text:p>
      <text:p text:style-name="P538"><text:span text:style-name="T539">1.01<text:s/></text:span><text:span text:style-name="T540">App downloadable from Android Market</text:span></text:p>
      <text:p text:style-name="P541"><text:span text:style-name="T542">Trigger</text:span><text:span text:style-name="T543"><text:line-break/></text:span><text:span text:style-name="T544">The user chooses to go to Android Market</text:span><text:span text:style-name="T545"><text:line-break/></text:span><text:span text:style-name="T546">Precondition</text:span><text:span text:style-name="T547"><text:line-break/></text:span><text:span text:style-name="T548">The user is in Android Market<text:s/></text:span><text:span text:style-name="T549"><text:line-break/></text:span><text:span text:style-name="T550">Basic path</text:span><text:span text:style-name="T551"><text:line-break/></text:span><text:span text:style-name="T552">The application is visible on the market</text:span><text:span text:style-name="T553"><text:line-break/></text:span><text:span text:style-name="T554">Exception path</text:span><text:span text:style-name="T555"><text:line-break/></text:span><text:span text:style-name="T556">The application is not confirmed by Android market, therefore not shown.</text:span><text:span text:style-name="T557"><text:line-break/></text:span><text:span text:style-name="T558">Post condition</text:span><text:span text:style-name="T559"><text:line-break/></text:span><text:span text:style-name="T560">The application is found on Android Market</text:span><text:span text:style-name="T561"><text:line-break/></text:span><text:span text:style-name="T562">Author</text:span><text:span text:style-name="T563"><text:line-break/></text:span><text:span text:style-name="T564">JS</text:span><text:span text:style-name="T565"><text:line-break/></text:span></text:p>
      <text:p text:style-name="P566"><text:span text:style-name="T567">1.02<text:s/></text:span><text:span text:style-name="T568">App install file working</text:span></text:p>
      <text:p text:style-name="P569"><text:span text:style-name="T570">Trigger</text:span><text:span text:style-name="T571"><text:line-break/></text:span><text:span text:style-name="T572">The user chooses to install the application</text:span><text:span text:style-name="T573"><text:line-break/></text:span><text:span text:style-name="T574">Precondition</text:span><text:span text:style-name="T575"><text:line-break/></text:span><text:span text:style-name="T576">The user is in Android Market<text:s/></text:span><text:span text:style-name="T577"><text:line-break/></text:span><text:span text:style-name="T578">Basic path</text:span><text:span text:style-name="T579"><text:line-break/></text:span><text:span text:style-name="T580">The install file is working</text:span><text:span text:style-name="T581"><text:line-break/></text:span><text:span text:style-name="T582">Exception path</text:span><text:span text:style-name="T583"><text:line-break/></text:span><text:span text:style-name="T584">The application has already been installed. The user recieves a message saying “App already installed”.</text:span><text:span text:style-name="T585"><text:line-break/></text:span><text:span text:style-name="T586">Post condition</text:span><text:span text:style-name="T587"><text:line-break/></text:span><text:span text:style-name="T588">The user has an installed application.</text:span><text:span text:style-name="T589"><text:line-break/></text:span><text:span text:style-name="T590">Author</text:span><text:span text:style-name="T591"><text:line-break/></text:span><text:span text:style-name="T592">JS</text:span><text:span text:style-name="T593"><text:line-break/></text:span></text:p>
      <text:p text:style-name="P594"><text:span text:style-name="T595">1.03<text:s/></text:span><text:span text:style-name="T596">App uploaded under correct name</text:span></text:p>
      <text:p text:style-name="P597"><text:span text:style-name="T598">Trigger</text:span><text:span text:style-name="T599"><text:line-break/></text:span><text:span text:style-name="T600">The user wants to find the application on the market</text:span><text:span text:style-name="T601"><text:line-break/></text:span><text:span text:style-name="T602">Precondition</text:span><text:span text:style-name="T603"><text:line-break/></text:span><text:span text:style-name="T604">The user is in Android Market<text:s/></text:span><text:span text:style-name="T605"><text:line-break/></text:span><text:span text:style-name="T606">Basic path</text:span><text:span text:style-name="T607"><text:line-break/></text:span><text:span text:style-name="T608">The application is found under “Sleep App”</text:span><text:span text:style-name="T609"><text:line-break/></text:span><text:span text:style-name="T610">Exception path</text:span><text:span text:style-name="T611"><text:line-break/></text:span><text:span text:style-name="T612">The wrong or outdated name is shown.</text:span><text:span text:style-name="T613"><text:line-break/></text:span><text:span text:style-name="T614">Post condition</text:span><text:span text:style-name="T615"><text:line-break/></text:span><text:span text:style-name="T616">The application is found  under “Sleep App” on Android Market</text:span><text:span text:style-name="T617"><text:line-break/></text:span><text:span text:style-name="T618">Author</text:span><text:span text:style-name="T619"><text:line-break/></text:span><text:soft-page-break/><text:span text:style-name="T620">JS</text:span><text:span text:style-name="T621"><text:line-break/></text:span></text:p>
      <text:p text:style-name="P622"><text:span text:style-name="T623">1.04<text:s/></text:span><text:span text:style-name="T624">Correct description of the program at Android Market</text:span></text:p>
      <text:p text:style-name="P625"><text:span text:style-name="T626">Trigger</text:span><text:span text:style-name="T627"><text:line-break/></text:span><text:span text:style-name="T628">The user wants to read about the application, and get the correct information</text:span><text:span text:style-name="T629"><text:line-break/></text:span><text:span text:style-name="T630">Precondition</text:span><text:span text:style-name="T631"><text:line-break/></text:span><text:span text:style-name="T632">The user is in Android Market<text:s/></text:span><text:span text:style-name="T633"><text:line-break/></text:span><text:span text:style-name="T634">Basic path</text:span><text:span text:style-name="T635"><text:line-break/></text:span><text:span text:style-name="T636">The application is found under “Sleep App”, and the information is correct</text:span><text:span text:style-name="T637"><text:line-break/></text:span><text:span text:style-name="T638">Exception path</text:span><text:span text:style-name="T639"><text:line-break/></text:span><text:span text:style-name="T640">The wrong or outdated description is shown.</text:span><text:span text:style-name="T641"><text:line-break/></text:span><text:span text:style-name="T642">Post condition</text:span><text:span text:style-name="T643"><text:line-break/></text:span><text:span text:style-name="T644">The user is in the description of “Sleep App”, reading the correct information</text:span><text:span text:style-name="T645"><text:line-break/></text:span><text:span text:style-name="T646">Author</text:span><text:span text:style-name="T647"><text:line-break/></text:span><text:span text:style-name="T648">JS</text:span><text:span text:style-name="T649"><text:line-break/></text:span></text:p>
      <text:p text:style-name="P650"><text:span text:style-name="T651">1.05<text:s/></text:span><text:span text:style-name="T652">Confirmation message provided if installation succeeds</text:span></text:p>
      <text:p text:style-name="P653"><text:span text:style-name="T654">Trigger</text:span><text:span text:style-name="T655"><text:line-break/></text:span><text:span text:style-name="T656">The user installs the application</text:span><text:span text:style-name="T657"><text:line-break/></text:span><text:span text:style-name="T658">Precondition</text:span><text:span text:style-name="T659"><text:line-break/></text:span><text:span text:style-name="T660">The user is in Android Market<text:s/></text:span><text:span text:style-name="T661"><text:line-break/></text:span><text:span text:style-name="T662">Basic path</text:span><text:span text:style-name="T663"><text:line-break/></text:span><text:span text:style-name="T664">The file is installed, and there is a message saying “Sleep App installed”</text:span><text:span text:style-name="T665"><text:line-break/></text:span><text:span text:style-name="T666">Exception path</text:span><text:span text:style-name="T667"><text:line-break/></text:span><text:span text:style-name="T668">Sleep App is already installed. The user recieves a message saying “App already installed”.</text:span><text:span text:style-name="T669"><text:line-break/></text:span><text:span text:style-name="T670">Post condition</text:span><text:span text:style-name="T671"><text:line-break/></text:span><text:span text:style-name="T672">The user has an installed application</text:span><text:span text:style-name="T673"><text:line-break/></text:span><text:span text:style-name="T674">Author</text:span><text:span text:style-name="T675"><text:line-break/></text:span></text:p>
      <text:p text:style-name="P676"><text:span text:style-name="T677">1.06<text:s/></text:span><text:span text:style-name="T678">Message provided when something goes wrong.<text:s/></text:span></text:p>
      <text:p text:style-name="P679"><text:span text:style-name="T680">Trigger</text:span><text:span text:style-name="T681"><text:line-break/></text:span><text:span text:style-name="T682">The user installs the application</text:span><text:span text:style-name="T683"><text:line-break/></text:span><text:span text:style-name="T684">Precondition</text:span><text:span text:style-name="T685"><text:line-break/></text:span><text:span text:style-name="T686">The user is in Android Market<text:s/></text:span><text:span text:style-name="T687"><text:line-break/></text:span><text:span text:style-name="T688">Basic path</text:span><text:span text:style-name="T689"><text:line-break/></text:span><text:span text:style-name="T690">The file is installed, and there is a message saying “Installation Error”</text:span><text:span text:style-name="T691"><text:line-break/></text:span><text:span text:style-name="T692">Exception path</text:span><text:span text:style-name="T693"><text:line-break/></text:span><text:span text:style-name="T694">Sleep App is already installed</text:span><text:span text:style-name="T695"><text:line-break/></text:span><text:span text:style-name="T696">Post condition</text:span><text:span text:style-name="T697"><text:line-break/></text:span><text:span text:style-name="T698">The user has no installed application, or a previously installed application</text:span><text:span text:style-name="T699"><text:line-break/></text:span><text:span text:style-name="T700">Author</text:span><text:span text:style-name="T701"><text:line-break/></text:span><text:span text:style-name="T702">JS</text:span><text:span text:style-name="T703"><text:line-break/></text:span><text:span text:style-name="T704"><text:line-break/></text:span></text:p>
      <text:p text:style-name="P705"><text:span text:style-name="T706">2.01 Application is startable</text:span></text:p>
      <text:p text:style-name="P707"><text:span text:style-name="T708">Trigger</text:span><text:span text:style-name="T709"><text:line-break/></text:span><text:span text:style-name="T710">The user chooses to start the application.</text:span><text:span text:style-name="T711"><text:line-break/></text:span><text:span text:style-name="T712">Precondition</text:span><text:span text:style-name="T713"><text:line-break/></text:span><text:span text:style-name="T714">The user has installed the application.</text:span><text:span text:style-name="T715"><text:line-break/></text:span><text:span text:style-name="T716">Basic path</text:span><text:span text:style-name="T717"><text:line-break/></text:span><text:span text:style-name="T718">The application starts.</text:span><text:span text:style-name="T719"><text:line-break/></text:span><text:span text:style-name="T720">Exception path</text:span><text:span text:style-name="T721"><text:line-break/></text:span><text:span text:style-name="T722">The program is running. The system tells the user the program is running.</text:span><text:span text:style-name="T723"><text:line-break/></text:span><text:span text:style-name="T724">Post condition</text:span><text:span text:style-name="T725"><text:line-break/></text:span><text:soft-page-break/><text:span text:style-name="T726">The application is running.</text:span><text:span text:style-name="T727"><text:line-break/></text:span><text:span text:style-name="T728">Author</text:span><text:span text:style-name="T729"><text:line-break/></text:span><text:span text:style-name="T730">JS</text:span><text:span text:style-name="T731"><text:line-break/></text:span></text:p>
      <text:p text:style-name="P732"><text:span text:style-name="T733">2.02<text:s/></text:span><text:span text:style-name="T734">Application always starts on menu</text:span></text:p>
      <text:p text:style-name="P735"><text:span text:style-name="T736">Trigger</text:span><text:span text:style-name="T737"><text:line-break/></text:span><text:span text:style-name="T738">The user chooses to start the application.</text:span><text:span text:style-name="T739"><text:line-break/></text:span><text:span text:style-name="T740">Precondition</text:span><text:span text:style-name="T741"><text:line-break/></text:span><text:span text:style-name="T742">The user has installed the application.</text:span><text:span text:style-name="T743"><text:line-break/></text:span><text:span text:style-name="T744">Basic path</text:span><text:span text:style-name="T745"><text:line-break/></text:span><text:span text:style-name="T746">The application starts to the start menu. Nowhere else.</text:span><text:span text:style-name="T747"><text:line-break/></text:span><text:span text:style-name="T748">Exception path</text:span><text:span text:style-name="T749"><text:line-break/></text:span><text:span text:style-name="T750">The program is running. The system tells the user the program is running.</text:span><text:span text:style-name="T751"><text:line-break/></text:span><text:span text:style-name="T752">Post condition</text:span><text:span text:style-name="T753"><text:line-break/></text:span><text:span text:style-name="T754">The application is running.</text:span><text:span text:style-name="T755"><text:line-break/></text:span><text:span text:style-name="T756">Author</text:span><text:span text:style-name="T757"><text:line-break/></text:span><text:span text:style-name="T758">JS</text:span><text:span text:style-name="T759"><text:line-break/></text:span><text:span text:style-name="T760"><text:line-break/></text:span><text:span text:style-name="T761"><text:line-break/></text:span><text:span text:style-name="T762"><text:line-break/></text:span><text:span text:style-name="T763">3.01</text:span><text:span text:style-name="T764"><text:tab/></text:span><text:span text:style-name="T765"><text:tab/></text:span><text:span text:style-name="T766"><text:tab/>A schema is illustrated</text:span><text:span text:style-name="T767"><text:line-break/></text:span><text:span text:style-name="T768"><text:line-break/></text:span><text:span text:style-name="T769">Trigger</text:span><text:span text:style-name="T770"><text:line-break/></text:span><text:span text:style-name="T771">The user goes to Schema.</text:span><text:span text:style-name="T772"><text:line-break/></text:span><text:span text:style-name="T773">Precondition</text:span><text:span text:style-name="T774"><text:line-break/></text:span><text:span text:style-name="T775">The user is in Menu.</text:span><text:span text:style-name="T776"><text:line-break/></text:span><text:span text:style-name="T777">Basic path</text:span><text:span text:style-name="T778"><text:line-break/></text:span><text:span text:style-name="T779">The schema is visible.</text:span><text:span text:style-name="T780"><text:line-break/></text:span><text:span text:style-name="T781">Exception path</text:span><text:span text:style-name="T782"><text:line-break/></text:span><text:span text:style-name="T783">Schema is not visible.</text:span><text:span text:style-name="T784"><text:line-break/></text:span><text:span text:style-name="T785">Post condition</text:span><text:span text:style-name="T786"><text:line-break/></text:span><text:span text:style-name="T787">The user is in Schema, watching the schema</text:span><text:span text:style-name="T788"><text:line-break/></text:span><text:span text:style-name="T789">Author</text:span><text:span text:style-name="T790"><text:line-break/></text:span><text:span text:style-name="T791">JS</text:span><text:span text:style-name="T792"><text:line-break/></text:span><text:span text:style-name="T793"><text:line-break/></text:span><text:span text:style-name="T794">3.02</text:span><text:span text:style-name="T795"><text:tab/></text:span><text:span text:style-name="T796"><text:tab/></text:span><text:span text:style-name="T797"><text:tab/>Days are visible</text:span><text:span text:style-name="T798"><text:line-break/></text:span><text:span text:style-name="T799"><text:line-break/></text:span><text:span text:style-name="T800">Trigger</text:span><text:span text:style-name="T801"><text:line-break/></text:span><text:span text:style-name="T802">The user goes to Schema.</text:span><text:span text:style-name="T803"><text:line-break/></text:span><text:span text:style-name="T804">Precondition</text:span><text:span text:style-name="T805"><text:line-break/></text:span><text:span text:style-name="T806">The user is in Menu.</text:span><text:span text:style-name="T807"><text:line-break/></text:span><text:span text:style-name="T808">Basic path</text:span><text:span text:style-name="T809"><text:line-break/></text:span><text:span text:style-name="T810">The weekdays are visible on the schema.</text:span><text:span text:style-name="T811"><text:line-break/></text:span><text:span text:style-name="T812">Exception path</text:span><text:span text:style-name="T813"><text:line-break/></text:span><text:span text:style-name="T814">Week days are not visible.</text:span><text:span text:style-name="T815"><text:line-break/></text:span><text:span text:style-name="T816">Post condition</text:span><text:span text:style-name="T817"><text:line-break/></text:span><text:span text:style-name="T818">The user is in Schema, watching the schema with weekdays</text:span><text:span text:style-name="T819"><text:line-break/></text:span><text:span text:style-name="T820">Author</text:span><text:span text:style-name="T821"><text:line-break/></text:span><text:span text:style-name="T822">JS</text:span><text:span text:style-name="T823"><text:line-break/></text:span><text:span text:style-name="T824"><text:line-break/></text:span><text:span text:style-name="T825">3.03</text:span><text:span text:style-name="T826"><text:tab/></text:span><text:span text:style-name="T827"><text:tab/></text:span><text:span text:style-name="T828"><text:tab/>Hours are visible from 00.00 to 23.59</text:span><text:span text:style-name="T829"><text:line-break/></text:span><text:span text:style-name="T830"><text:line-break/></text:span><text:span text:style-name="T831">Trigger</text:span><text:span text:style-name="T832"><text:line-break/></text:span><text:soft-page-break/><text:span text:style-name="T833">The user goes to Schema.</text:span><text:span text:style-name="T834"><text:line-break/></text:span><text:span text:style-name="T835">Precondition</text:span><text:span text:style-name="T836"><text:line-break/></text:span><text:span text:style-name="T837">The user is in Menu.</text:span><text:span text:style-name="T838"><text:line-break/></text:span><text:span text:style-name="T839">Basic path</text:span><text:span text:style-name="T840"><text:line-break/></text:span><text:span text:style-name="T841">The hours 00.00-23.59 are visible on the schema.</text:span><text:span text:style-name="T842"><text:line-break/></text:span><text:span text:style-name="T843">Exception path</text:span><text:span text:style-name="T844"><text:line-break/></text:span><text:span text:style-name="T845">Hours are not visible.</text:span><text:span text:style-name="T846"><text:line-break/></text:span><text:span text:style-name="T847">Post condition</text:span><text:span text:style-name="T848"><text:line-break/></text:span><text:span text:style-name="T849">The user is in Schema, watching the schema with hours</text:span><text:span text:style-name="T850"><text:line-break/></text:span><text:span text:style-name="T851">Author</text:span><text:span text:style-name="T852"><text:line-break/></text:span><text:span text:style-name="T853">JS</text:span><text:span text:style-name="T854"><text:line-break/></text:span><text:span text:style-name="T855"><text:line-break/></text:span><text:span text:style-name="T856">3.04</text:span><text:span text:style-name="T857"><text:tab/></text:span><text:span text:style-name="T858"><text:tab/></text:span><text:span text:style-name="T859"><text:tab/>It is possible to choose to view a week</text:span><text:span text:style-name="T860"><text:line-break/></text:span><text:span text:style-name="T861"><text:line-break/></text:span><text:span text:style-name="T862">Trigger</text:span><text:span text:style-name="T863"><text:line-break/></text:span><text:span text:style-name="T864">The user presses week-view in Schema.</text:span><text:span text:style-name="T865"><text:line-break/></text:span><text:span text:style-name="T866">Precondition</text:span><text:span text:style-name="T867"><text:line-break/></text:span><text:span text:style-name="T868">The user is in Schema.</text:span><text:span text:style-name="T869"><text:line-break/></text:span><text:span text:style-name="T870">Basic path</text:span><text:span text:style-name="T871"><text:line-break/></text:span><text:span text:style-name="T872">The user sees the schema as a week.</text:span><text:span text:style-name="T873"><text:line-break/></text:span><text:span text:style-name="T874">Exception path</text:span><text:span text:style-name="T875"><text:line-break/></text:span><text:span text:style-name="T876">No exception path</text:span><text:span text:style-name="T877"><text:line-break/></text:span><text:span text:style-name="T878">Post condition</text:span><text:span text:style-name="T879"><text:line-break/></text:span><text:span text:style-name="T880">The user is in Schema, watching the schema as a week</text:span><text:span text:style-name="T881"><text:line-break/></text:span><text:span text:style-name="T882">Author</text:span><text:span text:style-name="T883"><text:line-break/></text:span><text:span text:style-name="T884">JS</text:span><text:span text:style-name="T885"><text:line-break/></text:span><text:span text:style-name="T886"><text:line-break/></text:span><text:span text:style-name="T887">3.05</text:span><text:span text:style-name="T888"><text:tab/></text:span><text:span text:style-name="T889"><text:tab/></text:span><text:span text:style-name="T890"><text:tab/>It is possible to only choose to view a day</text:span><text:span text:style-name="T891"><text:line-break/></text:span><text:span text:style-name="T892"><text:line-break/></text:span><text:span text:style-name="T893">Trigger</text:span><text:span text:style-name="T894"><text:line-break/></text:span><text:span text:style-name="T895">The user presses day-view in Schema.</text:span><text:span text:style-name="T896"><text:line-break/></text:span><text:span text:style-name="T897">Precondition</text:span><text:span text:style-name="T898"><text:line-break/></text:span><text:span text:style-name="T899">The user is in Schema.</text:span><text:span text:style-name="T900"><text:line-break/></text:span><text:span text:style-name="T901">Basic path</text:span><text:span text:style-name="T902"><text:line-break/></text:span><text:span text:style-name="T903">The user sees the schema as day to day.</text:span><text:span text:style-name="T904"><text:line-break/></text:span><text:span text:style-name="T905">Exception path</text:span><text:span text:style-name="T906"><text:line-break/></text:span><text:span text:style-name="T907">No exception path</text:span><text:span text:style-name="T908"><text:line-break/></text:span><text:span text:style-name="T909">Post condition</text:span><text:span text:style-name="T910"><text:line-break/></text:span><text:span text:style-name="T911">The user is in Schema, watching the schema as day to day</text:span><text:span text:style-name="T912"><text:line-break/></text:span><text:span text:style-name="T913">Author</text:span><text:span text:style-name="T914"><text:line-break/></text:span><text:span text:style-name="T915">JS</text:span></text:p>
      <text:p text:style-name="P916"><text:span text:style-name="T917">3.06<text:s/></text:span><text:span text:style-name="T918">Exit from schema to menu, back button</text:span></text:p>
      <text:p text:style-name="P919"><text:span text:style-name="T920">Trigger</text:span><text:span text:style-name="T921"><text:line-break/></text:span><text:span text:style-name="T922">The user clicks on the “back button”.  The schema is saved and the menu is opened.</text:span><text:span text:style-name="T923"><text:line-break/></text:span><text:span text:style-name="T924">Precondition</text:span><text:span text:style-name="T925"><text:line-break/></text:span><text:span text:style-name="T926">The user is in schema.</text:span><text:span text:style-name="T927"><text:line-break/></text:span><text:span text:style-name="T928">Basic path</text:span><text:span text:style-name="T929"><text:line-break/></text:span><text:span text:style-name="T930">Schema is saved and the menu becomes visible.</text:span><text:span text:style-name="T931"><text:line-break/></text:span><text:span text:style-name="T932">Exception path</text:span><text:span text:style-name="T933"><text:line-break/></text:span><text:span text:style-name="T934">No exception path</text:span><text:span text:style-name="T935"><text:line-break/></text:span><text:span text:style-name="T936">Post condition</text:span><text:span text:style-name="T937"><text:line-break/></text:span><text:span text:style-name="T938">Schema is saved and the menu is visible.</text:span><text:span text:style-name="T939"><text:line-break/></text:span><text:span text:style-name="T940">Author</text:span><text:span text:style-name="T941"><text:line-break/></text:span><text:soft-page-break/><text:span text:style-name="T942">JS</text:span><text:span text:style-name="T943"><text:line-break/></text:span></text:p>
      <text:p text:style-name="P944"><text:span text:style-name="T945">3.07<text:s/></text:span><text:span text:style-name="T946">Exit from schema to menu, home button</text:span></text:p>
      <text:p text:style-name="P947"><text:span text:style-name="T948">Trigger</text:span><text:span text:style-name="T949"><text:line-break/></text:span><text:span text:style-name="T950">The user clicks on the “menu button”.  The schema is saved and the menu is opened.</text:span><text:span text:style-name="T951"><text:line-break/></text:span><text:span text:style-name="T952">Precondition</text:span><text:span text:style-name="T953"><text:line-break/></text:span><text:span text:style-name="T954">The user is in schema.</text:span><text:span text:style-name="T955"><text:line-break/></text:span><text:span text:style-name="T956">Basic path</text:span><text:span text:style-name="T957"><text:line-break/></text:span><text:span text:style-name="T958">Schema is saved and the menu becomes visible.</text:span><text:span text:style-name="T959"><text:line-break/></text:span><text:span text:style-name="T960">Exception path</text:span><text:span text:style-name="T961"><text:line-break/></text:span><text:span text:style-name="T962">No exception path</text:span><text:span text:style-name="T963"><text:line-break/></text:span><text:span text:style-name="T964">Post condition</text:span><text:span text:style-name="T965"><text:line-break/></text:span><text:span text:style-name="T966">Schema is saved and the menu is visible.</text:span><text:span text:style-name="T967"><text:line-break/></text:span><text:span text:style-name="T968">Author</text:span><text:span text:style-name="T969"><text:line-break/></text:span><text:span text:style-name="T970">JS</text:span><text:span text:style-name="T971"><text:line-break/></text:span><text:span text:style-name="T972"><text:line-break/></text:span><text:span text:style-name="T973">3.08</text:span><text:span text:style-name="T974"><text:tab/></text:span><text:span text:style-name="T975"><text:tab/></text:span><text:span text:style-name="T976"><text:tab/>Add a sleep style to schema</text:span><text:span text:style-name="T977"><text:line-break/></text:span><text:span text:style-name="T978"><text:line-break/></text:span><text:span text:style-name="T979">Trigger</text:span><text:span text:style-name="T980"><text:line-break/></text:span><text:span text:style-name="T981">The user presses add sleep style in Schema.</text:span><text:span text:style-name="T982"><text:line-break/></text:span><text:span text:style-name="T983">Precondition</text:span><text:span text:style-name="T984"><text:line-break/></text:span><text:span text:style-name="T985">The user is in Schema.</text:span><text:span text:style-name="T986"><text:line-break/></text:span><text:span text:style-name="T987">Basic path</text:span><text:span text:style-name="T988"><text:line-break/></text:span><text:span text:style-name="T989">The user can add a new sleep style to the schema, which will be chooseable</text:span><text:span text:style-name="T990"><text:line-break/></text:span><text:span text:style-name="T991">Exception path</text:span><text:span text:style-name="T992"><text:line-break/></text:span><text:span text:style-name="T993">No exception path</text:span><text:span text:style-name="T994"><text:line-break/></text:span><text:span text:style-name="T995">Post condition</text:span><text:span text:style-name="T996"><text:line-break/></text:span><text:span text:style-name="T997">The user is in add sleep style window.</text:span><text:span text:style-name="T998"><text:line-break/></text:span><text:span text:style-name="T999">Author</text:span><text:span text:style-name="T1000"><text:line-break/></text:span><text:span text:style-name="T1001">JS</text:span><text:span text:style-name="T1002"><text:line-break/></text:span><text:span text:style-name="T1003"><text:line-break/></text:span><text:span text:style-name="T1004">3.09</text:span><text:span text:style-name="T1005"><text:tab/></text:span><text:span text:style-name="T1006"><text:tab/></text:span><text:span text:style-name="T1007"><text:tab/>Add appointments to schema</text:span><text:span text:style-name="T1008"><text:line-break/></text:span><text:span text:style-name="T1009"><text:line-break/></text:span><text:span text:style-name="T1010">Trigger</text:span><text:span text:style-name="T1011"><text:line-break/></text:span><text:span text:style-name="T1012">The user presses add appointment in Schema.</text:span><text:span text:style-name="T1013"><text:line-break/></text:span><text:span text:style-name="T1014">Precondition</text:span><text:span text:style-name="T1015"><text:line-break/></text:span><text:span text:style-name="T1016">The user is in Schema.</text:span><text:span text:style-name="T1017"><text:line-break/></text:span><text:span text:style-name="T1018">Basic path</text:span><text:span text:style-name="T1019"><text:line-break/></text:span><text:span text:style-name="T1020">The user can add a new appointment to the schema, which will be shown as element in other color than black</text:span><text:span text:style-name="T1021"><text:line-break/></text:span><text:span text:style-name="T1022">Exception path</text:span><text:span text:style-name="T1023"><text:line-break/></text:span><text:span text:style-name="T1024">No exception path</text:span><text:span text:style-name="T1025"><text:line-break/></text:span><text:span text:style-name="T1026">Post condition</text:span><text:span text:style-name="T1027"><text:line-break/></text:span><text:span text:style-name="T1028">The user is in add appointment window.</text:span><text:span text:style-name="T1029"><text:line-break/></text:span><text:span text:style-name="T1030">Author</text:span><text:span text:style-name="T1031"><text:line-break/></text:span><text:span text:style-name="T1032">JS</text:span><text:span text:style-name="T1033"><text:line-break/></text:span><text:span text:style-name="T1034"><text:line-break/></text:span><text:span text:style-name="T1035">3.10</text:span><text:span text:style-name="T1036"><text:tab/></text:span><text:span text:style-name="T1037"><text:tab/></text:span><text:span text:style-name="T1038"><text:tab/>Move appointment</text:span><text:span text:style-name="T1039"><text:line-break/></text:span><text:span text:style-name="T1040"><text:line-break/></text:span><text:span text:style-name="T1041">Trigger</text:span><text:span text:style-name="T1042"><text:line-break/></text:span><text:span text:style-name="T1043">The user holds an appointment element and wants to move it in Schema.</text:span><text:span text:style-name="T1044"><text:line-break/></text:span><text:span text:style-name="T1045">Precondition</text:span><text:span text:style-name="T1046"><text:line-break/></text:span><text:span text:style-name="T1047">The user is in Schema.</text:span><text:span text:style-name="T1048"><text:line-break/></text:span><text:soft-page-break/><text:span text:style-name="T1049">Basic path</text:span><text:span text:style-name="T1050"><text:line-break/></text:span><text:span text:style-name="T1051">The user can move around an appointment in Schema</text:span><text:span text:style-name="T1052"><text:line-break/></text:span><text:span text:style-name="T1053">Exception path</text:span><text:span text:style-name="T1054"><text:line-break/></text:span><text:span text:style-name="T1055">No exception path</text:span><text:span text:style-name="T1056"><text:line-break/></text:span><text:span text:style-name="T1057">Post condition</text:span><text:span text:style-name="T1058"><text:line-break/></text:span><text:span text:style-name="T1059">The user is in Schema with the appointment moved from one place to the other.</text:span><text:span text:style-name="T1060"><text:line-break/></text:span><text:span text:style-name="T1061">Author</text:span><text:span text:style-name="T1062"><text:line-break/></text:span><text:span text:style-name="T1063">JS</text:span><text:span text:style-name="T1064"><text:line-break/></text:span><text:span text:style-name="T1065"><text:line-break/></text:span><text:span text:style-name="T1066">3.11</text:span><text:span text:style-name="T1067"><text:tab/></text:span><text:span text:style-name="T1068"><text:tab/></text:span><text:span text:style-name="T1069"><text:tab/>Delete appointment</text:span><text:span text:style-name="T1070"><text:line-break/></text:span><text:span text:style-name="T1071"><text:line-break/></text:span><text:span text:style-name="T1072">Trigger</text:span><text:span text:style-name="T1073"><text:line-break/></text:span><text:span text:style-name="T1074">The presses delete on an appointment element in Schema.</text:span><text:span text:style-name="T1075"><text:line-break/></text:span><text:span text:style-name="T1076">Precondition</text:span><text:span text:style-name="T1077"><text:line-break/></text:span><text:span text:style-name="T1078">The user is in Schema.</text:span><text:span text:style-name="T1079"><text:line-break/></text:span><text:span text:style-name="T1080">Basic path</text:span><text:span text:style-name="T1081"><text:line-break/></text:span><text:span text:style-name="T1082">The user can delete an appointment in Schema</text:span><text:span text:style-name="T1083"><text:line-break/></text:span><text:span text:style-name="T1084">Exception path</text:span><text:span text:style-name="T1085"><text:line-break/></text:span><text:span text:style-name="T1086">No exception path</text:span><text:span text:style-name="T1087"><text:line-break/></text:span><text:span text:style-name="T1088">Post condition</text:span><text:span text:style-name="T1089"><text:line-break/></text:span><text:span text:style-name="T1090">The user is in Schema with the appointment deleted.</text:span><text:span text:style-name="T1091"><text:line-break/></text:span><text:span text:style-name="T1092">Author</text:span><text:span text:style-name="T1093"><text:line-break/></text:span><text:span text:style-name="T1094">JS</text:span><text:span text:style-name="T1095"><text:line-break/></text:span><text:span text:style-name="T1096"><text:line-break/></text:span><text:span text:style-name="T1097">3.12</text:span><text:span text:style-name="T1098"><text:tab/></text:span><text:span text:style-name="T1099"><text:tab/></text:span><text:span text:style-name="T1100"><text:tab/>Move sleep element</text:span><text:span text:style-name="T1101"><text:line-break/></text:span><text:span text:style-name="T1102"><text:line-break/></text:span><text:span text:style-name="T1103">Trigger</text:span><text:span text:style-name="T1104"><text:line-break/></text:span><text:span text:style-name="T1105">The user holds an sleep element and wants to move it in Schema.</text:span><text:span text:style-name="T1106"><text:line-break/></text:span><text:span text:style-name="T1107">Precondition</text:span><text:span text:style-name="T1108"><text:line-break/></text:span><text:span text:style-name="T1109">The user is in Schema.</text:span><text:span text:style-name="T1110"><text:line-break/></text:span><text:span text:style-name="T1111">Basic path</text:span><text:span text:style-name="T1112"><text:line-break/></text:span><text:span text:style-name="T1113">The user can move around a sleep element in Schema</text:span><text:span text:style-name="T1114"><text:line-break/></text:span><text:span text:style-name="T1115">Exception path</text:span><text:span text:style-name="T1116"><text:line-break/></text:span><text:span text:style-name="T1117">No exception path</text:span><text:span text:style-name="T1118"><text:line-break/></text:span><text:span text:style-name="T1119">Post condition</text:span><text:span text:style-name="T1120"><text:line-break/></text:span><text:span text:style-name="T1121">The user is in Schema with the sleep element moved from one place to the other.</text:span><text:span text:style-name="T1122"><text:line-break/></text:span><text:span text:style-name="T1123">Author</text:span><text:span text:style-name="T1124"><text:line-break/></text:span><text:span text:style-name="T1125">JS</text:span><text:span text:style-name="T1126"><text:line-break/></text:span><text:span text:style-name="T1127"><text:line-break/></text:span><text:span text:style-name="T1128"><text:line-break/></text:span><text:span text:style-name="T1129">3.13</text:span><text:span text:style-name="T1130"><text:tab/></text:span><text:span text:style-name="T1131"><text:tab/></text:span><text:span text:style-name="T1132"><text:tab/>Move entire sleep group element</text:span><text:span text:style-name="T1133"><text:line-break/></text:span><text:span text:style-name="T1134"><text:line-break/></text:span><text:span text:style-name="T1135">Trigger</text:span><text:span text:style-name="T1136"><text:line-break/></text:span><text:span text:style-name="T1137">The user holds an sleep group element and wants to move it in Schema.</text:span><text:span text:style-name="T1138"><text:line-break/></text:span><text:span text:style-name="T1139">Precondition</text:span><text:span text:style-name="T1140"><text:line-break/></text:span><text:span text:style-name="T1141">The user is in Schema.</text:span><text:span text:style-name="T1142"><text:line-break/></text:span><text:span text:style-name="T1143">Basic path</text:span><text:span text:style-name="T1144"><text:line-break/></text:span><text:span text:style-name="T1145">The user can move around a sleep group element in Schema</text:span><text:span text:style-name="T1146"><text:line-break/></text:span><text:span text:style-name="T1147">Exception path</text:span><text:span text:style-name="T1148"><text:line-break/></text:span><text:span text:style-name="T1149">No exception path</text:span><text:span text:style-name="T1150"><text:line-break/></text:span><text:span text:style-name="T1151">Post condition</text:span><text:span text:style-name="T1152"><text:line-break/></text:span><text:span text:style-name="T1153">The user is in Schema with the whole sleep cycle (sleep group element) moved from one place to the other.</text:span><text:span text:style-name="T1154"><text:line-break/></text:span><text:soft-page-break/><text:span text:style-name="T1155">Author</text:span><text:span text:style-name="T1156"><text:line-break/></text:span><text:span text:style-name="T1157">JS</text:span><text:span text:style-name="T1158"><text:line-break/></text:span><text:span text:style-name="T1159"><text:line-break/></text:span><text:span text:style-name="T1160">3.14</text:span><text:span text:style-name="T1161"><text:tab/></text:span><text:span text:style-name="T1162"><text:tab/></text:span><text:span text:style-name="T1163"><text:tab/>Warn the user when moving a sleep cycle</text:span><text:span text:style-name="T1164"><text:line-break/></text:span><text:span text:style-name="T1165"><text:line-break/></text:span><text:span text:style-name="T1166">Trigger</text:span><text:span text:style-name="T1167"><text:line-break/></text:span><text:span text:style-name="T1168">The user holds a sleep element or sleep group element and wants to move it in Schema.</text:span><text:span text:style-name="T1169"><text:line-break/></text:span><text:span text:style-name="T1170">Precondition</text:span><text:span text:style-name="T1171"><text:line-break/></text:span><text:span text:style-name="T1172">The user is in Schema.</text:span><text:span text:style-name="T1173"><text:line-break/></text:span><text:span text:style-name="T1174">Basic path</text:span><text:span text:style-name="T1175"><text:line-break/></text:span><text:span text:style-name="T1176">The user is warned that this will not be healty</text:span><text:span text:style-name="T1177"><text:line-break/></text:span><text:span text:style-name="T1178">Exception path</text:span><text:span text:style-name="T1179"><text:line-break/></text:span><text:span text:style-name="T1180">No exception path</text:span><text:span text:style-name="T1181"><text:line-break/></text:span><text:span text:style-name="T1182">Post condition</text:span><text:span text:style-name="T1183"><text:line-break/></text:span><text:span text:style-name="T1184">The user is in Schema with the whole sleep cycle (sleep group element) moved from one place to the other OR the user has chosen to undo.</text:span><text:span text:style-name="T1185"><text:line-break/></text:span><text:span text:style-name="T1186">Author</text:span><text:span text:style-name="T1187"><text:line-break/></text:span><text:span text:style-name="T1188">JS</text:span><text:span text:style-name="T1189"><text:line-break/></text:span><text:span text:style-name="T1190"><text:line-break/></text:span><text:span text:style-name="T1191">3.15</text:span><text:span text:style-name="T1192"><text:tab/></text:span><text:span text:style-name="T1193"><text:tab/></text:span><text:span text:style-name="T1194"><text:tab/>Use different colors for different appointments.</text:span><text:span text:style-name="T1195"><text:line-break/></text:span><text:span text:style-name="T1196"><text:line-break/></text:span><text:span text:style-name="T1197">Trigger</text:span><text:span text:style-name="T1198"><text:line-break/></text:span><text:span text:style-name="T1199">The user has added an appointment in Schema.</text:span><text:span text:style-name="T1200"><text:line-break/></text:span><text:span text:style-name="T1201">Precondition</text:span><text:span text:style-name="T1202"><text:line-break/></text:span><text:span text:style-name="T1203">The user is in Schema.</text:span><text:span text:style-name="T1204"><text:line-break/></text:span><text:span text:style-name="T1205">Basic path</text:span><text:span text:style-name="T1206"><text:line-break/></text:span><text:span text:style-name="T1207">The user will now see the appointments in other color than sleep elements</text:span><text:span text:style-name="T1208"><text:line-break/></text:span><text:span text:style-name="T1209">Exception path</text:span><text:span text:style-name="T1210"><text:line-break/></text:span><text:span text:style-name="T1211">No exception path</text:span><text:span text:style-name="T1212"><text:line-break/></text:span><text:span text:style-name="T1213">Post condition</text:span><text:span text:style-name="T1214"><text:line-break/></text:span><text:span text:style-name="T1215">The user is in schema, with an understanding of what is sleep elements and what isn’t</text:span><text:span text:style-name="T1216"><text:line-break/></text:span><text:span text:style-name="T1217">Author</text:span><text:span text:style-name="T1218"><text:line-break/></text:span><text:span text:style-name="T1219">JS</text:span><text:span text:style-name="T1220"><text:line-break/></text:span><text:span text:style-name="T1221"><text:line-break/></text:span><text:span text:style-name="T1222">3.16<text:s/></text:span><text:span text:style-name="T1223"><text:tab/></text:span><text:span text:style-name="T1224"><text:tab/></text:span><text:span text:style-name="T1225"><text:tab/>Add information about an appointment</text:span><text:span text:style-name="T1226"><text:line-break/></text:span><text:span text:style-name="T1227"><text:line-break/></text:span><text:span text:style-name="T1228">Trigger</text:span><text:span text:style-name="T1229"><text:line-break/></text:span><text:span text:style-name="T1230">The user presses add appointment in Schema.</text:span><text:span text:style-name="T1231"><text:line-break/></text:span><text:span text:style-name="T1232">Precondition</text:span><text:span text:style-name="T1233"><text:line-break/></text:span><text:span text:style-name="T1234">The user is in Schema.</text:span><text:span text:style-name="T1235"><text:line-break/></text:span><text:span text:style-name="T1236">Basic path</text:span><text:span text:style-name="T1237"><text:line-break/></text:span><text:span text:style-name="T1238">The user can add information about the appointment in the add appointment window</text:span><text:span text:style-name="T1239"><text:line-break/></text:span><text:span text:style-name="T1240">Exception path</text:span><text:span text:style-name="T1241"><text:line-break/></text:span><text:span text:style-name="T1242">No exception path</text:span><text:span text:style-name="T1243"><text:line-break/></text:span><text:span text:style-name="T1244">Post condition</text:span><text:span text:style-name="T1245"><text:line-break/></text:span><text:span text:style-name="T1246">The user is in add appointment window.</text:span><text:span text:style-name="T1247"><text:line-break/></text:span><text:span text:style-name="T1248">Author</text:span><text:span text:style-name="T1249"><text:line-break/></text:span><text:span text:style-name="T1250">JS</text:span><text:span text:style-name="T1251"><text:line-break/></text:span><text:span text:style-name="T1252"><text:line-break/></text:span><text:span text:style-name="T1253">3.17</text:span><text:span text:style-name="T1254"><text:tab/></text:span><text:span text:style-name="T1255"><text:tab/></text:span><text:span text:style-name="T1256"><text:tab/>Change information about an appointment</text:span><text:span text:style-name="T1257"><text:line-break/></text:span><text:span text:style-name="T1258"><text:line-break/></text:span><text:span text:style-name="T1259">Trigger</text:span><text:span text:style-name="T1260"><text:line-break/></text:span><text:span text:style-name="T1261">The user has added an appointment in Schema.</text:span><text:span text:style-name="T1262"><text:line-break/></text:span><text:soft-page-break/><text:span text:style-name="T1263">Precondition</text:span><text:span text:style-name="T1264"><text:line-break/></text:span><text:span text:style-name="T1265">The user is in Schema.</text:span><text:span text:style-name="T1266"><text:line-break/></text:span><text:span text:style-name="T1267">Basic path</text:span><text:span text:style-name="T1268"><text:line-break/></text:span><text:span text:style-name="T1269">The user can press an appointment and choose “edit appointment”. this will take the user to the add a</text:span><text:span text:style-name="T1270">p</text:span><text:span text:style-name="T1271">pointment window for that appointment.</text:span><text:span text:style-name="T1272"><text:line-break/></text:span><text:span text:style-name="T1273">Exception path</text:span><text:span text:style-name="T1274"><text:line-break/></text:span><text:span text:style-name="T1275">No exception path</text:span><text:span text:style-name="T1276"><text:line-break/></text:span><text:span text:style-name="T1277">Post condition</text:span><text:span text:style-name="T1278"><text:line-break/></text:span><text:span text:style-name="T1279">The user is in add appointment window.</text:span><text:span text:style-name="T1280"><text:line-break/></text:span><text:span text:style-name="T1281">Author</text:span><text:span text:style-name="T1282"><text:line-break/></text:span><text:span text:style-name="T1283">JS</text:span><text:span text:style-name="T1284"><text:line-break/></text:span><text:span text:style-name="T1285"><text:line-break/></text:span><text:span text:style-name="T1286">3.18</text:span><text:span text:style-name="T1287"><text:tab/></text:span><text:span text:style-name="T1288"><text:tab/></text:span><text:span text:style-name="T1289"><text:tab/>Delete information about an appointment</text:span><text:span text:style-name="T1290"><text:line-break/></text:span><text:span text:style-name="T1291"><text:line-break/></text:span><text:span text:style-name="T1292">Trigger</text:span><text:span text:style-name="T1293"><text:line-break/></text:span><text:span text:style-name="T1294">The user has chosen “edit appointment” in Schema.</text:span><text:span text:style-name="T1295"><text:line-break/></text:span><text:span text:style-name="T1296">Precondition</text:span><text:span text:style-name="T1297"><text:line-break/></text:span><text:span text:style-name="T1298">The user is in Schema.</text:span><text:span text:style-name="T1299"><text:line-break/></text:span><text:span text:style-name="T1300">Basic path</text:span><text:span text:style-name="T1301"><text:line-break/></text:span><text:span text:style-name="T1302">The user can remove the information about the appointment</text:span><text:span text:style-name="T1303"><text:line-break/></text:span><text:span text:style-name="T1304">Exception path</text:span><text:span text:style-name="T1305"><text:line-break/></text:span><text:span text:style-name="T1306">No exception path</text:span><text:span text:style-name="T1307"><text:line-break/></text:span><text:span text:style-name="T1308">Post condition</text:span><text:span text:style-name="T1309"><text:line-break/></text:span><text:span text:style-name="T1310">The user is in add appointment window.</text:span><text:span text:style-name="T1311"><text:line-break/></text:span><text:span text:style-name="T1312">Author</text:span><text:span text:style-name="T1313"><text:line-break/></text:span><text:span text:style-name="T1314">JS</text:span><text:span text:style-name="T1315"><text:line-break/></text:span><text:span text:style-name="T1316"><text:line-break/></text:span><text:span text:style-name="T1317">3.19</text:span><text:span text:style-name="T1318"><text:tab/></text:span><text:span text:style-name="T1319"><text:tab/></text:span><text:span text:style-name="T1320"><text:tab/></text:span><text:span text:style-name="T1321">There is a back button from Schema</text:span><text:span text:style-name="T1322"><text:line-break/></text:span><text:span text:style-name="T1323"><text:line-break/></text:span><text:span text:style-name="T1324">Trigger</text:span><text:span text:style-name="T1325"><text:line-break/></text:span><text:span text:style-name="T1326">The user chooses to go back to the menu, and presses the back arrow</text:span><text:span text:style-name="T1327"><text:line-break/></text:span><text:span text:style-name="T1328">Precondition</text:span><text:span text:style-name="T1329"><text:line-break/></text:span><text:span text:style-name="T1330">The user is in schema.</text:span><text:span text:style-name="T1331"><text:line-break/></text:span><text:span text:style-name="T1332">Basic path</text:span><text:span text:style-name="T1333"><text:line-break/></text:span><text:span text:style-name="T1334">The user is returned to the menu</text:span><text:span text:style-name="T1335"><text:line-break/></text:span><text:span text:style-name="T1336">Exception path</text:span><text:span text:style-name="T1337"><text:line-break/></text:span><text:span text:style-name="T1338">No exception path</text:span><text:span text:style-name="T1339"><text:line-break/></text:span><text:span text:style-name="T1340">Post condition</text:span><text:span text:style-name="T1341"><text:line-break/></text:span><text:span text:style-name="T1342">The application is running in Menu.</text:span><text:span text:style-name="T1343"><text:line-break/></text:span><text:span text:style-name="T1344">Author</text:span><text:span text:style-name="T1345"><text:line-break/></text:span><text:span text:style-name="T1346">JS</text:span><text:span text:style-name="T1347"><text:line-break/></text:span></text:p>
      <text:p text:style-name="P1348"><text:span text:style-name="T1349"><text:line-break/></text:span><text:span text:style-name="T1350">4.01<text:s/></text:span><text:span text:style-name="T1351">Sleep style is illustrated on the schema</text:span></text:p>
      <text:p text:style-name="P1352"><text:span text:style-name="T1353"><text:line-break/></text:span><text:span text:style-name="T1354">Trigger</text:span><text:span text:style-name="T1355"><text:line-break/></text:span><text:span text:style-name="T1356">The user chooses to go to schema.</text:span><text:span text:style-name="T1357"><text:line-break/></text:span><text:span text:style-name="T1358">Precondition</text:span><text:span text:style-name="T1359"><text:line-break/></text:span><text:span text:style-name="T1360">The user is in Menu.</text:span><text:span text:style-name="T1361"><text:line-break/></text:span><text:span text:style-name="T1362">Basic path</text:span><text:span text:style-name="T1363"><text:line-break/></text:span><text:span text:style-name="T1364">The sleep elements are visible on the schema.</text:span><text:span text:style-name="T1365"><text:line-break/></text:span><text:span text:style-name="T1366">Exception path</text:span><text:span text:style-name="T1367"><text:line-break/></text:span><text:span text:style-name="T1368">Sleep elements are not visible.</text:span><text:span text:style-name="T1369"><text:line-break/></text:span><text:span text:style-name="T1370">Post condition</text:span><text:span text:style-name="T1371"><text:line-break/></text:span><text:soft-page-break/><text:span text:style-name="T1372">The user is in Schema, watching the sleep elements</text:span><text:span text:style-name="T1373"><text:line-break/></text:span><text:span text:style-name="T1374">Author</text:span><text:span text:style-name="T1375"><text:line-break/></text:span><text:span text:style-name="T1376">JS</text:span><text:span text:style-name="T1377"><text:tab/></text:span><text:span text:style-name="T1378"><text:tab/></text:span><text:span text:style-name="T1379"><text:tab/></text:span><text:span text:style-name="T1380"><text:line-break/></text:span></text:p>
      <text:p text:style-name="P1381"><text:span text:style-name="T1382">4.02<text:s/></text:span><text:span text:style-name="T1383">The sleep style is illustrated in black color</text:span></text:p>
      <text:p text:style-name="P1384"><text:span text:style-name="T1385">Trigger</text:span><text:span text:style-name="T1386"><text:line-break/></text:span><text:span text:style-name="T1387">The user chooses to go to schema.</text:span><text:span text:style-name="T1388"><text:line-break/></text:span><text:span text:style-name="T1389">Precondition</text:span><text:span text:style-name="T1390"><text:line-break/></text:span><text:span text:style-name="T1391">The user is in Menu.</text:span><text:span text:style-name="T1392"><text:line-break/></text:span><text:span text:style-name="T1393">Basic path</text:span><text:span text:style-name="T1394"><text:line-break/></text:span><text:span text:style-name="T1395">The sleep elements are shown in black on the schema.</text:span><text:span text:style-name="T1396"><text:line-break/></text:span><text:span text:style-name="T1397">Exception path</text:span><text:span text:style-name="T1398"><text:line-break/></text:span><text:span text:style-name="T1399">Sleep elements are not visible.</text:span><text:span text:style-name="T1400"><text:line-break/></text:span><text:span text:style-name="T1401">Sleep elements are not in black.</text:span><text:span text:style-name="T1402"><text:line-break/></text:span><text:span text:style-name="T1403">Post condition</text:span><text:span text:style-name="T1404"><text:line-break/></text:span><text:span text:style-name="T1405">The user is in Schema, watching the black sleep elements</text:span><text:span text:style-name="T1406"><text:line-break/></text:span><text:span text:style-name="T1407">Author</text:span><text:span text:style-name="T1408"><text:line-break/></text:span><text:span text:style-name="T1409">JS</text:span><text:span text:style-name="T1410"><text:tab/></text:span><text:span text:style-name="T1411"><text:tab/></text:span><text:span text:style-name="T1412"><text:tab/></text:span></text:p>
      <text:p text:style-name="P1413"><text:span text:style-name="T1414">4.03<text:s/></text:span><text:span text:style-name="T1415">Each sleep element has a start time</text:span></text:p>
      <text:p text:style-name="P1416"><text:span text:style-name="T1417">Trigger</text:span><text:span text:style-name="T1418"><text:line-break/></text:span><text:span text:style-name="T1419">The user chooses to go to schema.</text:span><text:span text:style-name="T1420"><text:line-break/></text:span><text:span text:style-name="T1421">Precondition</text:span><text:span text:style-name="T1422"><text:line-break/></text:span><text:span text:style-name="T1423">The user is in Menu.</text:span><text:span text:style-name="T1424"><text:line-break/></text:span><text:span text:style-name="T1425">Basic path</text:span><text:span text:style-name="T1426"><text:line-break/></text:span><text:span text:style-name="T1427">The sleep elements have a starting time</text:span><text:span text:style-name="T1428"><text:line-break/></text:span><text:span text:style-name="T1429">Exception path</text:span><text:span text:style-name="T1430"><text:line-break/></text:span><text:span text:style-name="T1431">No exception path</text:span><text:span text:style-name="T1432"><text:line-break/></text:span><text:span text:style-name="T1433">Post condition</text:span><text:span text:style-name="T1434"><text:line-break/></text:span><text:span text:style-name="T1435">The user is in the schema</text:span><text:span text:style-name="T1436"><text:line-break/></text:span><text:span text:style-name="T1437">Author</text:span><text:span text:style-name="T1438"><text:line-break/></text:span><text:span text:style-name="T1439">JS</text:span><text:span text:style-name="T1440"><text:line-break/></text:span></text:p>
      <text:p text:style-name="P1441"><text:span text:style-name="T1442">4.04<text:s/></text:span><text:span text:style-name="T1443">Each sleep element has a stop time</text:span></text:p>
      <text:p text:style-name="P1444"><text:span text:style-name="T1445">Trigger</text:span><text:span text:style-name="T1446"><text:line-break/></text:span><text:span text:style-name="T1447">The user chooses to go to schema.</text:span><text:span text:style-name="T1448"><text:line-break/></text:span><text:span text:style-name="T1449">Precondition</text:span><text:span text:style-name="T1450"><text:line-break/></text:span><text:span text:style-name="T1451">The user is in Menu.</text:span><text:span text:style-name="T1452"><text:line-break/></text:span><text:span text:style-name="T1453">Basic path</text:span><text:span text:style-name="T1454"><text:line-break/></text:span><text:span text:style-name="T1455">The sleep elements have a ending time</text:span><text:span text:style-name="T1456"><text:line-break/></text:span><text:span text:style-name="T1457">Exception path</text:span><text:span text:style-name="T1458"><text:line-break/></text:span><text:span text:style-name="T1459">No exception path</text:span><text:span text:style-name="T1460"><text:line-break/></text:span><text:span text:style-name="T1461">Post condition</text:span><text:span text:style-name="T1462"><text:line-break/></text:span><text:span text:style-name="T1463">The user is in the schema</text:span><text:span text:style-name="T1464"><text:line-break/></text:span><text:span text:style-name="T1465">Author</text:span><text:span text:style-name="T1466"><text:line-break/></text:span><text:span text:style-name="T1467">JS</text:span><text:span text:style-name="T1468"><text:tab/></text:span><text:span text:style-name="T1469"><text:tab/></text:span></text:p>
      <text:p text:style-name="P1470"><text:span text:style-name="T1471">4.05<text:s/></text:span><text:span text:style-name="T1472">The sleep elements should be a layer on the schema</text:span></text:p>
      <text:p text:style-name="P1473"><text:span text:style-name="T1474"><text:line-break/></text:span><text:span text:style-name="T1475">Trigger</text:span><text:span text:style-name="T1476"><text:line-break/></text:span><text:span text:style-name="T1477">The user chooses to go to schema.</text:span><text:span text:style-name="T1478"><text:line-break/></text:span><text:span text:style-name="T1479">Precondition</text:span><text:span text:style-name="T1480"><text:line-break/></text:span><text:span text:style-name="T1481">The user is in Menu.</text:span><text:span text:style-name="T1482"><text:line-break/></text:span><text:span text:style-name="T1483">Basic path</text:span><text:span text:style-name="T1484"><text:line-break/></text:span><text:span text:style-name="T1485">The sleep elements are detachable from the schema</text:span><text:span text:style-name="T1486"><text:line-break/></text:span><text:span text:style-name="T1487">Exception path</text:span><text:span text:style-name="T1488"><text:line-break/></text:span><text:span text:style-name="T1489">The sleep elements are locked to the schema</text:span><text:span text:style-name="T1490"><text:line-break/></text:span><text:soft-page-break/><text:span text:style-name="T1491">Post condition</text:span><text:span text:style-name="T1492"><text:line-break/></text:span><text:span text:style-name="T1493">The user is in the schema</text:span><text:span text:style-name="T1494"><text:line-break/></text:span><text:span text:style-name="T1495">Author</text:span><text:span text:style-name="T1496"><text:line-break/></text:span><text:span text:style-name="T1497">JS</text:span><text:span text:style-name="T1498"><text:line-break/></text:span><text:span text:style-name="T1499"><text:line-break/></text:span><text:span text:style-name="T1500">4.06<text:s/></text:span><text:span text:style-name="T1501">The sleep elements should be able to be hidden from the schema, with on/off function</text:span><text:span text:style-name="T1502"><text:s/> </text:span><text:span text:style-name="T1503"><text:line-break/></text:span><text:span text:style-name="T1504"><text:line-break/></text:span><text:span text:style-name="T1505">Trigger</text:span><text:span text:style-name="T1506"><text:line-break/></text:span><text:span text:style-name="T1507">The user chooses to go deactivate the sleep elements</text:span><text:span text:style-name="T1508"><text:line-break/></text:span><text:span text:style-name="T1509">Precondition</text:span><text:span text:style-name="T1510"><text:line-break/></text:span><text:span text:style-name="T1511">The user is in Schema.</text:span><text:span text:style-name="T1512"><text:line-break/></text:span><text:span text:style-name="T1513">Basic path</text:span><text:span text:style-name="T1514"><text:line-break/></text:span><text:span text:style-name="T1515">The sleep elements have an on/off button</text:span><text:span text:style-name="T1516"><text:line-break/></text:span><text:span text:style-name="T1517">Exception path</text:span><text:span text:style-name="T1518"><text:line-break/></text:span><text:span text:style-name="T1519">No exception path</text:span><text:span text:style-name="T1520"><text:line-break/></text:span><text:span text:style-name="T1521">Post condition</text:span><text:span text:style-name="T1522"><text:line-break/></text:span><text:span text:style-name="T1523">The user is in the schema. The sleep elements are turned off.</text:span><text:span text:style-name="T1524"><text:line-break/></text:span><text:span text:style-name="T1525">Author</text:span><text:span text:style-name="T1526"><text:line-break/></text:span><text:span text:style-name="T1527">JS</text:span><text:span text:style-name="T1528"><text:s/></text:span><text:span text:style-name="T1529"><text:line-break/></text:span><text:span text:style-name="T1530"><text:line-break/></text:span><text:span text:style-name="T1531"><text:line-break/></text:span><text:span text:style-name="T1532"><text:line-break/></text:span><text:span text:style-name="T1533">5.01<text:s/></text:span><text:span text:style-name="T1534">The program should include an Alarm function</text:span><text:span text:style-name="T1535"><text:s/></text:span><text:span text:style-name="T1536"><text:line-break/></text:span><text:span text:style-name="T1537"><text:line-break/></text:span><text:span text:style-name="T1538">Trigger</text:span><text:span text:style-name="T1539"><text:line-break/></text:span><text:span text:style-name="T1540">The user goes to Alarms.</text:span><text:span text:style-name="T1541"><text:line-break/></text:span><text:span text:style-name="T1542">Precondition</text:span><text:span text:style-name="T1543"><text:line-break/></text:span><text:span text:style-name="T1544">The user is in Menu.</text:span><text:span text:style-name="T1545"><text:line-break/></text:span><text:span text:style-name="T1546">Basic path</text:span><text:span text:style-name="T1547"><text:line-break/></text:span><text:span text:style-name="T1548">The alarms are visible.</text:span><text:span text:style-name="T1549"><text:line-break/></text:span><text:span text:style-name="T1550">Exception path</text:span><text:span text:style-name="T1551"><text:line-break/></text:span><text:span text:style-name="T1552">Alarms are not visible.</text:span><text:span text:style-name="T1553"><text:line-break/></text:span><text:span text:style-name="T1554">Post condition</text:span><text:span text:style-name="T1555"><text:line-break/></text:span><text:span text:style-name="T1556">The user is in Alarms, watching the alarms</text:span><text:span text:style-name="T1557"><text:line-break/></text:span><text:span text:style-name="T1558">Author</text:span><text:span text:style-name="T1559"><text:line-break/></text:span><text:span text:style-name="T1560">JS</text:span><text:span text:style-name="T1561"><text:line-break/></text:span><text:span text:style-name="T1562"><text:tab/></text:span><text:span text:style-name="T1563"><text:tab/></text:span><text:span text:style-name="T1564"><text:line-break/></text:span><text:span text:style-name="T1565">5.02<text:s/></text:span><text:span text:style-name="T1566">Automatically create an Alarm to awaken the user after every sleep element</text:span><text:span text:style-name="T1567"><text:line-break/></text:span><text:span text:style-name="T1568"><text:line-break/></text:span><text:span text:style-name="T1569">Trigger</text:span><text:span text:style-name="T1570"><text:line-break/></text:span><text:span text:style-name="T1571">The user chooses a sleep style</text:span><text:span text:style-name="T1572"><text:line-break/></text:span><text:span text:style-name="T1573">Precondition</text:span><text:span text:style-name="T1574"><text:line-break/></text:span><text:span text:style-name="T1575">The user is in Schema.</text:span><text:span text:style-name="T1576"><text:line-break/></text:span><text:span text:style-name="T1577">Basic path</text:span><text:span text:style-name="T1578"><text:line-break/></text:span><text:span text:style-name="T1579">There is an alarm created for every sleep element</text:span><text:span text:style-name="T1580"><text:line-break/></text:span><text:span text:style-name="T1581">Exception path</text:span><text:span text:style-name="T1582"><text:line-break/></text:span><text:span text:style-name="T1583">No sleep style is chosen</text:span><text:span text:style-name="T1584"><text:line-break/></text:span><text:span text:style-name="T1585">Post condition</text:span><text:span text:style-name="T1586"><text:line-break/></text:span><text:span text:style-name="T1587">The user is in the schema.<text:s/></text:span><text:span text:style-name="T1588"><text:line-break/></text:span><text:span text:style-name="T1589">Author</text:span><text:span text:style-name="T1590"><text:line-break/></text:span><text:span text:style-name="T1591">JS</text:span><text:span text:style-name="T1592"><text:s/></text:span><text:span text:style-name="T1593"><text:line-break/></text:span><text:span text:style-name="T1594"><text:tab/></text:span><text:span text:style-name="T1595"><text:tab/></text:span><text:span text:style-name="T1596"><text:line-break/></text:span><text:span text:style-name="T1597">5.03<text:s/></text:span><text:span text:style-name="T1598">When the alarm rings phone is automatically unlocked</text:span><text:span text:style-name="T1599"><text:s/> </text:span><text:span text:style-name="T1600"><text:line-break/></text:span><text:soft-page-break/><text:span text:style-name="T1601"><text:line-break/></text:span><text:span text:style-name="T1602">Trigger</text:span><text:span text:style-name="T1603"><text:line-break/></text:span><text:span text:style-name="T1604">The alarm rings</text:span><text:span text:style-name="T1605"><text:line-break/></text:span><text:span text:style-name="T1606">Precondition</text:span><text:span text:style-name="T1607"><text:line-break/></text:span><text:span text:style-name="T1608">The phone is locked</text:span><text:span text:style-name="T1609"><text:line-break/></text:span><text:span text:style-name="T1610">Basic path</text:span><text:span text:style-name="T1611"><text:line-break/></text:span><text:span text:style-name="T1612">The phone is unlocked when the alarm rings.</text:span><text:span text:style-name="T1613"><text:line-break/></text:span><text:span text:style-name="T1614">Exception path</text:span><text:span text:style-name="T1615"><text:line-break/></text:span><text:span text:style-name="T1616">The phone is not unlocked. The user has to unlock himself/herself.</text:span><text:span text:style-name="T1617"><text:line-break/></text:span><text:span text:style-name="T1618">Post condition</text:span><text:span text:style-name="T1619"><text:line-break/></text:span><text:span text:style-name="T1620">The user is in the alarms window</text:span><text:span text:style-name="T1621"><text:line-break/></text:span><text:span text:style-name="T1622">Author</text:span><text:span text:style-name="T1623"><text:line-break/></text:span><text:span text:style-name="T1624">JS</text:span><text:span text:style-name="T1625"><text:s/></text:span><text:span text:style-name="T1626"><text:line-break/></text:span><text:span text:style-name="T1627"><text:line-break/></text:span><text:span text:style-name="T1628">5.04<text:s/></text:span><text:span text:style-name="T1629">Possibility for user to personify the Alarm-tone</text:span><text:span text:style-name="T1630"><text:line-break/></text:span><text:span text:style-name="T1631"><text:line-break/></text:span><text:span text:style-name="T1632">Trigger</text:span><text:span text:style-name="T1633"><text:line-break/></text:span><text:span text:style-name="T1634">The user chooses to edit the alarm</text:span><text:span text:style-name="T1635"><text:line-break/></text:span><text:span text:style-name="T1636">Precondition</text:span><text:span text:style-name="T1637"><text:line-break/></text:span><text:span text:style-name="T1638">The user is in Alarms.</text:span><text:span text:style-name="T1639"><text:line-break/></text:span><text:span text:style-name="T1640">Basic path</text:span><text:span text:style-name="T1641"><text:line-break/></text:span><text:span text:style-name="T1642">The user can change the alarm tone</text:span><text:span text:style-name="T1643"><text:line-break/></text:span><text:span text:style-name="T1644">Exception path</text:span><text:span text:style-name="T1645"><text:line-break/></text:span><text:span text:style-name="T1646">No exception path</text:span><text:span text:style-name="T1647"><text:line-break/></text:span><text:span text:style-name="T1648">Post condition</text:span><text:span text:style-name="T1649"><text:line-break/></text:span><text:span text:style-name="T1650">The user is in alarm edit mode</text:span><text:span text:style-name="T1651"><text:line-break/></text:span><text:span text:style-name="T1652">Author</text:span><text:span text:style-name="T1653"><text:line-break/></text:span><text:span text:style-name="T1654">JS</text:span><text:span text:style-name="T1655"><text:s/></text:span><text:span text:style-name="T1656"><text:line-break/></text:span><text:span text:style-name="T1657"><text:line-break/></text:span><text:span text:style-name="T1658">5.05<text:s/></text:span><text:span text:style-name="T1659">Ability to use songs from the music library as Alarm-tones</text:span><text:span text:style-name="T1660"><text:line-break/></text:span><text:span text:style-name="T1661"><text:line-break/></text:span><text:span text:style-name="T1662">Trigger</text:span><text:span text:style-name="T1663"><text:line-break/></text:span><text:span text:style-name="T1664">The user chooses to edit the alarm</text:span><text:span text:style-name="T1665"><text:line-break/></text:span><text:span text:style-name="T1666">Precondition</text:span><text:span text:style-name="T1667"><text:line-break/></text:span><text:span text:style-name="T1668">The user is in Alarms.</text:span><text:span text:style-name="T1669"><text:line-break/></text:span><text:span text:style-name="T1670">Basic path</text:span><text:span text:style-name="T1671"><text:line-break/></text:span><text:span text:style-name="T1672">The user can choose music from music library as alarm tone</text:span><text:span text:style-name="T1673"><text:line-break/></text:span><text:span text:style-name="T1674">Exception path</text:span><text:span text:style-name="T1675"><text:line-break/></text:span><text:span text:style-name="T1676">There is no music in music library</text:span><text:span text:style-name="T1677"><text:line-break/></text:span><text:span text:style-name="T1678">Post condition</text:span><text:span text:style-name="T1679"><text:line-break/></text:span><text:span text:style-name="T1680">The user is in alarm edit mode</text:span><text:span text:style-name="T1681"><text:line-break/></text:span><text:span text:style-name="T1682">Author</text:span><text:span text:style-name="T1683"><text:line-break/></text:span><text:span text:style-name="T1684">JS</text:span><text:span text:style-name="T1685"><text:s/></text:span><text:span text:style-name="T1686"><text:line-break/></text:span><text:span text:style-name="T1687"><text:line-break/></text:span><text:span text:style-name="T1688">5.06<text:s/></text:span><text:span text:style-name="T1689">The app comes with some pre installed Alarm-tones</text:span><text:span text:style-name="T1690"><text:s/> </text:span><text:span text:style-name="T1691"><text:line-break/></text:span><text:span text:style-name="T1692"><text:line-break/></text:span><text:span text:style-name="T1693">Trigger</text:span><text:span text:style-name="T1694"><text:line-break/></text:span><text:span text:style-name="T1695">The user chooses to edit the alarm</text:span><text:span text:style-name="T1696"><text:line-break/></text:span><text:span text:style-name="T1697">Precondition</text:span><text:span text:style-name="T1698"><text:line-break/></text:span><text:span text:style-name="T1699">The user is in Alarms.</text:span><text:span text:style-name="T1700"><text:line-break/></text:span><text:span text:style-name="T1701">Basic path</text:span><text:span text:style-name="T1702"><text:line-break/></text:span><text:span text:style-name="T1703">The user can choose alarm tones that com with the app as alarm tone</text:span><text:span text:style-name="T1704"><text:line-break/></text:span><text:span text:style-name="T1705">Exception path</text:span><text:span text:style-name="T1706"><text:line-break/></text:span><text:soft-page-break/><text:span text:style-name="T1707">No exception path</text:span><text:span text:style-name="T1708"><text:line-break/></text:span><text:span text:style-name="T1709">Post condition</text:span><text:span text:style-name="T1710"><text:line-break/></text:span><text:span text:style-name="T1711">The user is in alarm edit mode</text:span><text:span text:style-name="T1712"><text:line-break/></text:span><text:span text:style-name="T1713">Author</text:span><text:span text:style-name="T1714"><text:line-break/></text:span><text:span text:style-name="T1715">JS</text:span><text:span text:style-name="T1716"><text:s/></text:span><text:span text:style-name="T1717"><text:tab/></text:span><text:span text:style-name="T1718"><text:tab/></text:span><text:span text:style-name="T1719"><text:line-break/></text:span><text:span text:style-name="T1720"><text:line-break/></text:span><text:span text:style-name="T1721">5.07<text:s/></text:span><text:span text:style-name="T1722">Confirmation message that the alarm-tone has been changed</text:span><text:span text:style-name="T1723"><text:line-break/></text:span><text:span text:style-name="T1724">Trigger</text:span><text:span text:style-name="T1725"><text:line-break/></text:span><text:span text:style-name="T1726">The user chooses to edit alarm tone</text:span><text:span text:style-name="T1727"><text:line-break/></text:span><text:span text:style-name="T1728">Precondition</text:span><text:span text:style-name="T1729"><text:line-break/></text:span><text:span text:style-name="T1730">The user is in alarm edit mode.</text:span><text:span text:style-name="T1731"><text:line-break/></text:span><text:span text:style-name="T1732">Basic path</text:span><text:span text:style-name="T1733"><text:line-break/></text:span><text:span text:style-name="T1734">There is a confirmation message after changing an alarm tone</text:span><text:span text:style-name="T1735"><text:line-break/></text:span><text:span text:style-name="T1736">Exception path</text:span><text:span text:style-name="T1737"><text:line-break/></text:span><text:span text:style-name="T1738">No exception path</text:span><text:span text:style-name="T1739"><text:line-break/></text:span><text:span text:style-name="T1740">Post condition</text:span><text:span text:style-name="T1741"><text:line-break/></text:span><text:span text:style-name="T1742">The user is in alarm edit mode</text:span><text:span text:style-name="T1743"><text:line-break/></text:span><text:span text:style-name="T1744">Author</text:span><text:span text:style-name="T1745"><text:line-break/></text:span><text:span text:style-name="T1746">JS</text:span><text:span text:style-name="T1747"><text:s/></text:span><text:span text:style-name="T1748"><text:line-break/></text:span><text:span text:style-name="T1749"><text:tab/></text:span><text:span text:style-name="T1750"><text:tab/></text:span><text:span text:style-name="T1751"><text:line-break/></text:span><text:span text:style-name="T1752"><text:line-break/></text:span><text:span text:style-name="T1753">5.08<text:s/></text:span><text:span text:style-name="T1754">Let the user personify the Alarm-strength</text:span><text:span text:style-name="T1755"><text:line-break/></text:span><text:span text:style-name="T1756"><text:line-break/></text:span><text:span text:style-name="T1757">Trigger</text:span><text:span text:style-name="T1758"><text:line-break/></text:span><text:span text:style-name="T1759">The user chooses to edit the alarm</text:span><text:span text:style-name="T1760"><text:line-break/></text:span><text:span text:style-name="T1761">Precondition</text:span><text:span text:style-name="T1762"><text:line-break/></text:span><text:span text:style-name="T1763">The user is in Alarms.</text:span><text:span text:style-name="T1764"><text:line-break/></text:span><text:span text:style-name="T1765">Basic path</text:span><text:span text:style-name="T1766"><text:line-break/></text:span><text:span text:style-name="T1767">The user can choose alarm tone volume</text:span><text:span text:style-name="T1768"><text:line-break/></text:span><text:span text:style-name="T1769">Exception path</text:span><text:span text:style-name="T1770"><text:line-break/></text:span><text:span text:style-name="T1771">No exception path</text:span><text:span text:style-name="T1772"><text:line-break/></text:span><text:span text:style-name="T1773">Post condition</text:span><text:span text:style-name="T1774"><text:line-break/></text:span><text:span text:style-name="T1775">The user is in alarm edit mode</text:span><text:span text:style-name="T1776"><text:line-break/></text:span><text:span text:style-name="T1777">Author</text:span><text:span text:style-name="T1778"><text:line-break/></text:span><text:span text:style-name="T1779">JS</text:span><text:span text:style-name="T1780"><text:s/></text:span><text:span text:style-name="T1781"><text:tab/></text:span><text:span text:style-name="T1782"><text:tab/></text:span><text:span text:style-name="T1783"><text:tab/></text:span><text:span text:style-name="T1784"><text:tab/></text:span><text:span text:style-name="T1785"><text:line-break/></text:span><text:span text:style-name="T1786"><text:line-break/></text:span><text:span text:style-name="T1787">5.09<text:s/></text:span><text:span text:style-name="T1788">Message that the Alarm-strength has been modified</text:span><text:span text:style-name="T1789"><text:s/> </text:span><text:span text:style-name="T1790"><text:line-break/></text:span><text:span text:style-name="T1791"><text:line-break/></text:span><text:span text:style-name="T1792">Trigger</text:span><text:span text:style-name="T1793"><text:line-break/></text:span><text:span text:style-name="T1794">The user chooses to edit alarm volume</text:span><text:span text:style-name="T1795"><text:line-break/></text:span><text:span text:style-name="T1796">Precondition</text:span><text:span text:style-name="T1797"><text:line-break/></text:span><text:span text:style-name="T1798">The user is in alarm edit mode.</text:span><text:span text:style-name="T1799"><text:line-break/></text:span><text:span text:style-name="T1800">Basic path</text:span><text:span text:style-name="T1801"><text:line-break/></text:span><text:span text:style-name="T1802">There is a confirmation sound after changeing a alarm volume</text:span><text:span text:style-name="T1803"><text:line-break/></text:span><text:span text:style-name="T1804">Exception path</text:span><text:span text:style-name="T1805"><text:line-break/></text:span><text:span text:style-name="T1806">No exception path</text:span><text:span text:style-name="T1807"><text:line-break/></text:span><text:span text:style-name="T1808">Post condition</text:span><text:span text:style-name="T1809"><text:line-break/></text:span><text:span text:style-name="T1810">The user is in alarm edit mode</text:span><text:span text:style-name="T1811"><text:line-break/></text:span><text:span text:style-name="T1812">Author</text:span><text:span text:style-name="T1813"><text:line-break/></text:span><text:span text:style-name="T1814">JS</text:span><text:span text:style-name="T1815"><text:s/></text:span><text:span text:style-name="T1816"><text:tab/></text:span><text:span text:style-name="T1817"><text:line-break/></text:span><text:span text:style-name="T1818"><text:line-break/></text:span><text:span text:style-name="T1819">5.10<text:s/></text:span><text:span text:style-name="T1820">Alarm should include vibration.</text:span><text:span text:style-name="T1821"><text:s/> </text:span><text:span text:style-name="T1822"><text:line-break/></text:span><text:span text:style-name="T1823"><text:line-break/></text:span><text:soft-page-break/><text:span text:style-name="T1824">Trigger</text:span><text:span text:style-name="T1825"><text:line-break/></text:span><text:span text:style-name="T1826">The alarm is triggered.</text:span><text:span text:style-name="T1827"><text:line-break/></text:span><text:span text:style-name="T1828">Precondition</text:span><text:span text:style-name="T1829"><text:line-break/></text:span><text:span text:style-name="T1830">The phone is on.</text:span><text:span text:style-name="T1831"><text:line-break/></text:span><text:span text:style-name="T1832">Basic path</text:span><text:span text:style-name="T1833"><text:line-break/></text:span><text:span text:style-name="T1834">The alarm has a vibration</text:span><text:span text:style-name="T1835"><text:line-break/></text:span><text:span text:style-name="T1836">Exception path</text:span><text:span text:style-name="T1837"><text:line-break/></text:span><text:span text:style-name="T1838">No exception path</text:span><text:span text:style-name="T1839"><text:line-break/></text:span><text:span text:style-name="T1840">Post condition</text:span><text:span text:style-name="T1841"><text:line-break/></text:span><text:span text:style-name="T1842">The user is in Alarms, awake</text:span><text:span text:style-name="T1843"><text:line-break/></text:span><text:span text:style-name="T1844">Author</text:span><text:span text:style-name="T1845"><text:line-break/></text:span><text:span text:style-name="T1846">JS</text:span><text:span text:style-name="T1847"><text:s/></text:span><text:span text:style-name="T1848"><text:tab/></text:span><text:span text:style-name="T1849"><text:line-break/></text:span><text:span text:style-name="T1850"><text:line-break/></text:span><text:span text:style-name="T1851">5.11<text:s/></text:span><text:span text:style-name="T1852">Possibility to turn of the sound of the alarm and only use vibration.<text:s/></text:span><text:span text:style-name="T1853"><text:line-break/></text:span><text:span text:style-name="T1854"><text:line-break/></text:span><text:span text:style-name="T1855">Trigger</text:span><text:span text:style-name="T1856"><text:line-break/></text:span><text:span text:style-name="T1857">The user chooses to edit alarm</text:span><text:span text:style-name="T1858"><text:line-break/></text:span><text:span text:style-name="T1859">Precondition</text:span><text:span text:style-name="T1860"><text:line-break/></text:span><text:span text:style-name="T1861">The user is in alarm edit mode.</text:span><text:span text:style-name="T1862"><text:line-break/></text:span><text:span text:style-name="T1863">Basic path</text:span><text:span text:style-name="T1864"><text:line-break/></text:span><text:span text:style-name="T1865">There is a possibility to have an alarm without alarm tone</text:span><text:span text:style-name="T1866"><text:line-break/></text:span><text:span text:style-name="T1867">Exception path</text:span><text:span text:style-name="T1868"><text:line-break/></text:span><text:span text:style-name="T1869">No exception path</text:span><text:span text:style-name="T1870"><text:line-break/></text:span><text:span text:style-name="T1871">Post condition</text:span><text:span text:style-name="T1872"><text:line-break/></text:span><text:span text:style-name="T1873">The user is in alarm edit mode</text:span><text:span text:style-name="T1874"><text:line-break/></text:span><text:span text:style-name="T1875">Author</text:span><text:span text:style-name="T1876"><text:line-break/></text:span><text:span text:style-name="T1877">JS</text:span><text:span text:style-name="T1878"><text:s/></text:span><text:span text:style-name="T1879"><text:tab/></text:span><text:span text:style-name="T1880"><text:tab/></text:span><text:span text:style-name="T1881"><text:line-break/></text:span><text:span text:style-name="T1882">5.12<text:s/></text:span><text:span text:style-name="T1883">One button for turning the alarm off, one for snooze.<text:s/></text:span><text:span text:style-name="T1884"><text:line-break/></text:span><text:span text:style-name="T1885"><text:line-break/></text:span><text:span text:style-name="T1886">Trigger</text:span><text:span text:style-name="T1887"><text:line-break/></text:span><text:span text:style-name="T1888">The alarm is triggered</text:span><text:span text:style-name="T1889"><text:line-break/></text:span><text:span text:style-name="T1890">Precondition</text:span><text:span text:style-name="T1891"><text:line-break/></text:span><text:span text:style-name="T1892">The phone is on</text:span><text:span text:style-name="T1893"><text:line-break/></text:span><text:span text:style-name="T1894">Basic path</text:span><text:span text:style-name="T1895"><text:line-break/></text:span><text:span text:style-name="T1896">There are two buttons on the screen, snooze and turn off</text:span><text:span text:style-name="T1897"><text:line-break/></text:span><text:span text:style-name="T1898">Exception path</text:span><text:span text:style-name="T1899"><text:line-break/></text:span><text:span text:style-name="T1900">No exception path</text:span><text:span text:style-name="T1901"><text:line-break/></text:span><text:span text:style-name="T1902">Post condition</text:span><text:span text:style-name="T1903"><text:line-break/></text:span><text:span text:style-name="T1904">The user is in Alarms</text:span><text:span text:style-name="T1905"><text:line-break/></text:span><text:span text:style-name="T1906">Author</text:span><text:span text:style-name="T1907"><text:line-break/></text:span><text:span text:style-name="T1908">JS</text:span><text:span text:style-name="T1909"><text:s/></text:span><text:span text:style-name="T1910"><text:tab/></text:span><text:span text:style-name="T1911"><text:line-break/></text:span><text:span text:style-name="T1912"><text:line-break/></text:span><text:span text:style-name="T1913">5.13<text:s/></text:span><text:span text:style-name="T1914">Pre-defined snooze time is 5 minutes.<text:s/></text:span><text:span text:style-name="T1915"> </text:span><text:span text:style-name="T1916"><text:line-break/></text:span><text:span text:style-name="T1917"><text:line-break/></text:span><text:span text:style-name="T1918">Trigger</text:span><text:span text:style-name="T1919"><text:line-break/></text:span><text:span text:style-name="T1920">The alarm is triggered</text:span><text:span text:style-name="T1921"><text:line-break/></text:span><text:span text:style-name="T1922">Precondition</text:span><text:span text:style-name="T1923"><text:line-break/></text:span><text:span text:style-name="T1924">The phone is on</text:span><text:span text:style-name="T1925"><text:line-break/></text:span><text:span text:style-name="T1926">Basic path</text:span><text:span text:style-name="T1927"><text:line-break/></text:span><text:span text:style-name="T1928">There alarm has a pre-defined snooze time of 5 minutes</text:span><text:span text:style-name="T1929"><text:line-break/></text:span><text:span text:style-name="T1930">Exception path</text:span><text:span text:style-name="T1931"><text:line-break/></text:span><text:span text:style-name="T1932">No exception path</text:span><text:span text:style-name="T1933"><text:line-break/></text:span><text:span text:style-name="T1934">Post condition</text:span><text:span text:style-name="T1935"><text:line-break/></text:span><text:span text:style-name="T1936">The user is in Alarms</text:span><text:span text:style-name="T1937"><text:line-break/></text:span><text:soft-page-break/><text:span text:style-name="T1938">Author</text:span><text:span text:style-name="T1939"><text:line-break/></text:span><text:span text:style-name="T1940">JS</text:span><text:span text:style-name="T1941"><text:s/></text:span><text:span text:style-name="T1942"><text:tab/></text:span><text:span text:style-name="T1943"><text:line-break/></text:span><text:span text:style-name="T1944"><text:line-break/></text:span><text:span text:style-name="T1945">5.14<text:s/></text:span><text:span text:style-name="T1946">Possibility for user to change snooze time.<text:s/></text:span><text:span text:style-name="T1947"><text:line-break/></text:span><text:span text:style-name="T1948"><text:line-break/></text:span><text:span text:style-name="T1949">Trigger</text:span><text:span text:style-name="T1950"><text:line-break/></text:span><text:span text:style-name="T1951">The user chooses to edit alarm</text:span><text:span text:style-name="T1952"><text:line-break/></text:span><text:span text:style-name="T1953">Precondition</text:span><text:span text:style-name="T1954"><text:line-break/></text:span><text:span text:style-name="T1955">The user is in alarm edit mode.</text:span><text:span text:style-name="T1956"><text:line-break/></text:span><text:span text:style-name="T1957">Basic path</text:span><text:span text:style-name="T1958"><text:line-break/></text:span><text:span text:style-name="T1959">There is a possibility to change the snooze time</text:span><text:span text:style-name="T1960"><text:line-break/></text:span><text:span text:style-name="T1961">Exception path</text:span><text:span text:style-name="T1962"><text:line-break/></text:span><text:span text:style-name="T1963">No exception path</text:span><text:span text:style-name="T1964"><text:line-break/></text:span><text:span text:style-name="T1965">Post condition</text:span><text:span text:style-name="T1966"><text:line-break/></text:span><text:span text:style-name="T1967">The user is in alarm edit mode</text:span><text:span text:style-name="T1968"><text:line-break/></text:span><text:span text:style-name="T1969">Author</text:span><text:span text:style-name="T1970"><text:line-break/></text:span><text:span text:style-name="T1971">JS</text:span><text:span text:style-name="T1972"><text:s/></text:span><text:span text:style-name="T1973"><text:tab/></text:span><text:span text:style-name="T1974"><text:tab/></text:span><text:span text:style-name="T1975"><text:line-break/></text:span><text:span text:style-name="T1976"><text:line-break/></text:span><text:span text:style-name="T1977">5.15<text:s/></text:span><text:span text:style-name="T1978">Confirmation message of changed snoozetime.</text:span><text:span text:style-name="T1979"><text:tab/></text:span><text:span text:style-name="T1980"><text:line-break/></text:span><text:span text:style-name="T1981"><text:line-break/></text:span><text:span text:style-name="T1982">Trigger</text:span><text:span text:style-name="T1983"><text:line-break/></text:span><text:span text:style-name="T1984">The user chooses to edit snooze time</text:span><text:span text:style-name="T1985"><text:line-break/></text:span><text:span text:style-name="T1986">Precondition</text:span><text:span text:style-name="T1987"><text:line-break/></text:span><text:span text:style-name="T1988">The user is in alarm edit mode.</text:span><text:span text:style-name="T1989"><text:line-break/></text:span><text:span text:style-name="T1990">Basic path</text:span><text:span text:style-name="T1991"><text:line-break/></text:span><text:span text:style-name="T1992">There is a confirmation sound after changeing the snooze time</text:span><text:span text:style-name="T1993"><text:line-break/></text:span><text:span text:style-name="T1994">Exception path</text:span><text:span text:style-name="T1995"><text:line-break/></text:span><text:span text:style-name="T1996">No exception path</text:span><text:span text:style-name="T1997"><text:line-break/></text:span><text:span text:style-name="T1998">Post condition</text:span><text:span text:style-name="T1999"><text:line-break/></text:span><text:span text:style-name="T2000">The user is in alarm edit mode</text:span><text:span text:style-name="T2001"><text:line-break/></text:span><text:span text:style-name="T2002">Author</text:span><text:span text:style-name="T2003"><text:line-break/></text:span><text:span text:style-name="T2004">JS</text:span><text:span text:style-name="T2005"><text:s/></text:span><text:span text:style-name="T2006"><text:tab/></text:span><text:span text:style-name="T2007"><text:line-break/></text:span><text:span text:style-name="T2008"><text:line-break/></text:span><text:span text:style-name="T2009">5.16<text:s/></text:span><text:span text:style-name="T2010">When sleeper turns off the alarm, the time is registered</text:span><text:span text:style-name="T2011"><text:s/></text:span><text:span text:style-name="T2012"><text:line-break/></text:span><text:span text:style-name="T2013"><text:line-break/></text:span><text:span text:style-name="T2014">Trigger</text:span><text:span text:style-name="T2015"><text:line-break/></text:span><text:span text:style-name="T2016">The user chooses to turn off the alarm</text:span><text:span text:style-name="T2017"><text:line-break/></text:span><text:span text:style-name="T2018">Precondition</text:span><text:span text:style-name="T2019"><text:line-break/></text:span><text:span text:style-name="T2020">The user is in Alarms.</text:span><text:span text:style-name="T2021"><text:line-break/></text:span><text:span text:style-name="T2022">Basic path</text:span><text:span text:style-name="T2023"><text:line-break/></text:span><text:span text:style-name="T2024">The user presses turn off alarm, the time is registered</text:span><text:span text:style-name="T2025"><text:line-break/></text:span><text:span text:style-name="T2026">Exception path</text:span><text:span text:style-name="T2027"><text:line-break/></text:span><text:span text:style-name="T2028">No exception path</text:span><text:span text:style-name="T2029"><text:line-break/></text:span><text:span text:style-name="T2030">Post condition</text:span><text:span text:style-name="T2031"><text:line-break/></text:span><text:span text:style-name="T2032">The user is in Alarms.</text:span><text:span text:style-name="T2033"><text:line-break/></text:span><text:span text:style-name="T2034">Author</text:span><text:span text:style-name="T2035"><text:line-break/></text:span><text:span text:style-name="T2036">JS</text:span><text:span text:style-name="T2037"><text:s/></text:span><text:span text:style-name="T2038"><text:line-break/></text:span><text:span text:style-name="T2039"><text:tab/></text:span><text:span text:style-name="T2040"><text:tab/></text:span><text:span text:style-name="T2041"><text:line-break/></text:span><text:span text:style-name="T2042"><text:line-break/></text:span><text:span text:style-name="T2043">5.17<text:s/></text:span><text:span text:style-name="T2044">Sleep elements are moved so the interval between the sleep cycles are correct.</text:span><text:span text:style-name="T2045"><text:s/></text:span><text:span text:style-name="T2046"><text:line-break/></text:span><text:span text:style-name="T2047"><text:line-break/></text:span><text:span text:style-name="T2048">Trigger</text:span><text:span text:style-name="T2049"><text:line-break/></text:span><text:span text:style-name="T2050">The user chooses to turn off the alarm</text:span><text:span text:style-name="T2051"><text:line-break/></text:span><text:soft-page-break/><text:span text:style-name="T2052">Precondition</text:span><text:span text:style-name="T2053"><text:line-break/></text:span><text:span text:style-name="T2054">The user is in Alarms.</text:span><text:span text:style-name="T2055"><text:line-break/></text:span><text:span text:style-name="T2056">Basic path</text:span><text:span text:style-name="T2057"><text:line-break/></text:span><text:span text:style-name="T2058">The next sleep element is notified and moved to the right time<text:s/></text:span><text:span text:style-name="T2059"><text:line-break/></text:span><text:span text:style-name="T2060">Exception path</text:span><text:span text:style-name="T2061"><text:line-break/></text:span><text:span text:style-name="T2062">No exception path</text:span><text:span text:style-name="T2063"><text:line-break/></text:span><text:span text:style-name="T2064">Post condition</text:span><text:span text:style-name="T2065"><text:line-break/></text:span><text:span text:style-name="T2066">The user is in Alarms.</text:span><text:span text:style-name="T2067"><text:line-break/></text:span><text:span text:style-name="T2068">Author</text:span><text:span text:style-name="T2069"><text:line-break/></text:span><text:span text:style-name="T2070">JS</text:span><text:span text:style-name="T2071"><text:s/></text:span><text:span text:style-name="T2072"><text:line-break/></text:span><text:span text:style-name="T2073"><text:tab/></text:span><text:span text:style-name="T2074"><text:tab/></text:span><text:span text:style-name="T2075"><text:tab/></text:span><text:span text:style-name="T2076"><text:tab/></text:span><text:span text:style-name="T2077"><text:tab/>           </text:span><text:span text:style-name="T2078"><text:line-break/></text:span><text:span text:style-name="T2079"><text:line-break/></text:span><text:span text:style-name="T2080">5.18<text:s/></text:span><text:span text:style-name="T2081">There is a back button from Alarms</text:span><text:span text:style-name="T2082"><text:s/> </text:span><text:span text:style-name="T2083"><text:line-break/></text:span><text:span text:style-name="T2084"><text:line-break/></text:span><text:span text:style-name="T2085">Trigger</text:span><text:span text:style-name="T2086"><text:line-break/></text:span><text:span text:style-name="T2087">The user presses back arrow in alarms</text:span><text:span text:style-name="T2088"><text:line-break/></text:span><text:span text:style-name="T2089">Precondition</text:span><text:span text:style-name="T2090"><text:line-break/></text:span><text:span text:style-name="T2091">The user is in Alarms.</text:span><text:span text:style-name="T2092"><text:line-break/></text:span><text:span text:style-name="T2093">Basic path</text:span><text:span text:style-name="T2094"><text:line-break/></text:span><text:span text:style-name="T2095">The user is taken to Menu</text:span><text:span text:style-name="T2096"><text:line-break/></text:span><text:span text:style-name="T2097">Exception path</text:span><text:span text:style-name="T2098"><text:line-break/></text:span><text:span text:style-name="T2099">No exception path</text:span><text:span text:style-name="T2100"><text:line-break/></text:span><text:span text:style-name="T2101">Post condition</text:span><text:span text:style-name="T2102"><text:line-break/></text:span><text:span text:style-name="T2103">The user is in Menu.</text:span><text:span text:style-name="T2104"><text:line-break/></text:span><text:span text:style-name="T2105">Author</text:span><text:span text:style-name="T2106"><text:line-break/></text:span><text:span text:style-name="T2107">JS</text:span><text:span text:style-name="T2108"><text:s/></text:span><text:span text:style-name="T2109"><text:line-break/></text:span><text:span text:style-name="T2110"><text:tab/></text:span><text:span text:style-name="T2111"><text:tab/></text:span><text:span text:style-name="T2112"><text:line-break/></text:span><text:span text:style-name="T2113"><text:line-break/></text:span><text:span text:style-name="T2114"><text:line-break/></text:span><text:span text:style-name="T2115">6.01<text:s/></text:span><text:span text:style-name="T2116">Different sleep styles are available in the schema</text:span><text:span text:style-name="T2117"><text:s/></text:span><text:span text:style-name="T2118"><text:line-break/></text:span><text:span text:style-name="T2119"><text:line-break/></text:span><text:span text:style-name="T2120">Trigger</text:span><text:span text:style-name="T2121"><text:line-break/></text:span><text:span text:style-name="T2122">The user goes to Schema.</text:span><text:span text:style-name="T2123"><text:line-break/></text:span><text:span text:style-name="T2124">Precondition</text:span><text:span text:style-name="T2125"><text:line-break/></text:span><text:span text:style-name="T2126">The user is in Menu.</text:span><text:span text:style-name="T2127"><text:line-break/></text:span><text:span text:style-name="T2128">Basic path</text:span><text:span text:style-name="T2129"><text:line-break/></text:span><text:span text:style-name="T2130">There are several sleep styles to choose from in the schema</text:span><text:span text:style-name="T2131"><text:line-break/></text:span><text:span text:style-name="T2132">Exception path</text:span><text:span text:style-name="T2133"><text:line-break/></text:span><text:span text:style-name="T2134">No exception path</text:span><text:span text:style-name="T2135"><text:line-break/></text:span><text:span text:style-name="T2136">Post condition</text:span><text:span text:style-name="T2137"><text:line-break/></text:span><text:span text:style-name="T2138">The user is in Schema</text:span><text:span text:style-name="T2139"><text:line-break/></text:span><text:span text:style-name="T2140">Author</text:span><text:span text:style-name="T2141"><text:line-break/></text:span><text:span text:style-name="T2142">JS</text:span><text:span text:style-name="T2143"><text:line-break/></text:span><text:span text:style-name="T2144"><text:line-break/></text:span><text:span text:style-name="T2145">6.02<text:s/></text:span><text:span text:style-name="T2146">Maximum one sleep style at a time is possible<text:s/></text:span><text:span text:style-name="T2147"><text:line-break/></text:span><text:span text:style-name="T2148"><text:line-break/></text:span><text:span text:style-name="T2149">Trigger</text:span><text:span text:style-name="T2150"><text:line-break/></text:span><text:span text:style-name="T2151">The user chooses a sleep style</text:span><text:span text:style-name="T2152"><text:line-break/></text:span><text:span text:style-name="T2153">Precondition</text:span><text:span text:style-name="T2154"><text:line-break/></text:span><text:span text:style-name="T2155">The user is in Schema.</text:span><text:span text:style-name="T2156"><text:line-break/></text:span><text:span text:style-name="T2157">Basic path</text:span><text:span text:style-name="T2158"><text:line-break/></text:span><text:span text:style-name="T2159">The user can only have one sleep style at once</text:span><text:span text:style-name="T2160"><text:line-break/></text:span><text:span text:style-name="T2161">Exception path</text:span><text:span text:style-name="T2162"><text:line-break/></text:span><text:soft-page-break/><text:span text:style-name="T2163">No exception path</text:span><text:span text:style-name="T2164"><text:line-break/></text:span><text:span text:style-name="T2165">Post condition</text:span><text:span text:style-name="T2166"><text:line-break/></text:span><text:span text:style-name="T2167">The user is in Schema.<text:s/></text:span><text:span text:style-name="T2168"><text:line-break/></text:span><text:span text:style-name="T2169">Author</text:span><text:span text:style-name="T2170"><text:line-break/></text:span><text:span text:style-name="T2171">JS</text:span><text:span text:style-name="T2172"><text:line-break/></text:span><text:span text:style-name="T2173"><text:tab/></text:span><text:span text:style-name="T2174"><text:line-break/></text:span><text:span text:style-name="T2175"><text:line-break/></text:span><text:span text:style-name="T2176">6.03<text:s/></text:span><text:span text:style-name="T2177">Sleep styles are presented in a drop-down list</text:span><text:span text:style-name="T2178"><text:line-break/></text:span><text:span text:style-name="T2179"><text:line-break/></text:span><text:span text:style-name="T2180">Trigger</text:span><text:span text:style-name="T2181"><text:line-break/></text:span><text:span text:style-name="T2182">The user chooses a sleep style</text:span><text:span text:style-name="T2183"><text:line-break/></text:span><text:span text:style-name="T2184">Precondition</text:span><text:span text:style-name="T2185"><text:line-break/></text:span><text:span text:style-name="T2186">The user is in Schema.</text:span><text:span text:style-name="T2187"><text:line-break/></text:span><text:span text:style-name="T2188">Basic path</text:span><text:span text:style-name="T2189"><text:line-break/></text:span><text:span text:style-name="T2190">The sleep styles are visible in a drop-down list</text:span><text:span text:style-name="T2191"><text:line-break/></text:span><text:span text:style-name="T2192">Exception path</text:span><text:span text:style-name="T2193"><text:line-break/></text:span><text:span text:style-name="T2194">No exception path</text:span><text:span text:style-name="T2195"><text:line-break/></text:span><text:span text:style-name="T2196">Post condition</text:span><text:span text:style-name="T2197"><text:line-break/></text:span><text:span text:style-name="T2198">The user is in Schema.<text:s/></text:span><text:span text:style-name="T2199"><text:line-break/></text:span><text:span text:style-name="T2200">Author</text:span><text:span text:style-name="T2201"><text:line-break/></text:span><text:span text:style-name="T2202">JS</text:span><text:span text:style-name="T2203"><text:tab/></text:span><text:span text:style-name="T2204"><text:tab/></text:span><text:span text:style-name="T2205"><text:line-break/></text:span><text:span text:style-name="T2206"><text:line-break/></text:span><text:span text:style-name="T2207">6.04<text:s/></text:span><text:span text:style-name="T2208">There is a notification window confirming your choice of sleep style</text:span><text:span text:style-name="T2209"><text:line-break/></text:span><text:span text:style-name="T2210"><text:line-break/></text:span><text:span text:style-name="T2211">Trigger</text:span><text:span text:style-name="T2212"><text:line-break/></text:span><text:span text:style-name="T2213">The user chooses to a sleep style</text:span><text:span text:style-name="T2214"><text:line-break/></text:span><text:span text:style-name="T2215">Precondition</text:span><text:span text:style-name="T2216"><text:line-break/></text:span><text:span text:style-name="T2217">The user is in Schema.</text:span><text:span text:style-name="T2218"><text:line-break/></text:span><text:span text:style-name="T2219">Basic path</text:span><text:span text:style-name="T2220"><text:line-break/></text:span><text:span text:style-name="T2221">There is a notification window after changing the snooze time</text:span><text:span text:style-name="T2222"><text:line-break/></text:span><text:span text:style-name="T2223">Exception path</text:span><text:span text:style-name="T2224"><text:line-break/></text:span><text:span text:style-name="T2225">No exception path</text:span><text:span text:style-name="T2226"><text:line-break/></text:span><text:span text:style-name="T2227">Post condition</text:span><text:span text:style-name="T2228"><text:line-break/></text:span><text:span text:style-name="T2229">The user is in Schema. The new sleep style is chosen.</text:span><text:span text:style-name="T2230"><text:line-break/></text:span><text:span text:style-name="T2231">Author</text:span><text:span text:style-name="T2232"><text:line-break/></text:span><text:span text:style-name="T2233">JS</text:span><text:span text:style-name="T2234"><text:s/></text:span><text:span text:style-name="T2235"><text:tab/></text:span><text:span text:style-name="T2236"><text:line-break/></text:span><text:span text:style-name="T2237"><text:line-break/></text:span><text:span text:style-name="T2238"><text:tab/></text:span><text:span text:style-name="T2239"><text:line-break/></text:span><text:span text:style-name="T2240">6.05<text:s/></text:span><text:span text:style-name="T2241">The chosen sleep style is visible in the schema</text:span><text:span text:style-name="T2242"><text:line-break/></text:span><text:span text:style-name="T2243"><text:line-break/></text:span><text:span text:style-name="T2244">Trigger</text:span><text:span text:style-name="T2245"><text:line-break/></text:span><text:span text:style-name="T2246">The user chooses to a sleep style</text:span><text:span text:style-name="T2247"><text:line-break/></text:span><text:span text:style-name="T2248">Precondition</text:span><text:span text:style-name="T2249"><text:line-break/></text:span><text:span text:style-name="T2250">The user is in Schema.</text:span><text:span text:style-name="T2251"><text:line-break/></text:span><text:span text:style-name="T2252">Basic path</text:span><text:span text:style-name="T2253"><text:line-break/></text:span><text:span text:style-name="T2254">There sleep style is visible in the schema, if sleep elements are turned on.</text:span><text:span text:style-name="T2255"><text:line-break/></text:span><text:span text:style-name="T2256">Exception path</text:span><text:span text:style-name="T2257"><text:line-break/></text:span><text:span text:style-name="T2258">No exception path</text:span><text:span text:style-name="T2259"><text:line-break/></text:span><text:span text:style-name="T2260">Post condition</text:span><text:span text:style-name="T2261"><text:line-break/></text:span><text:span text:style-name="T2262">The user is in Schema. The sleep elements are turned on.</text:span><text:span text:style-name="T2263"><text:line-break/></text:span><text:span text:style-name="T2264">Author</text:span><text:span text:style-name="T2265"><text:line-break/></text:span><text:span text:style-name="T2266">JS</text:span><text:span text:style-name="T2267"><text:s/></text:span><text:span text:style-name="T2268"><text:tab/></text:span><text:span text:style-name="T2269"><text:line-break/></text:span><text:span text:style-name="T2270"><text:line-break/></text:span><text:soft-page-break/><text:span text:style-name="T2271"><text:line-break/></text:span><text:span text:style-name="T2272"><text:line-break/></text:span><text:span text:style-name="T2273">7.01<text:s/></text:span><text:span text:style-name="T2274">There is Information about the different sleep cycles</text:span><text:span text:style-name="T2275"><text:line-break/></text:span><text:span text:style-name="T2276"><text:line-break/></text:span><text:span text:style-name="T2277">Trigger</text:span><text:span text:style-name="T2278"><text:line-break/></text:span><text:span text:style-name="T2279">The user goes to Sleep Information.</text:span><text:span text:style-name="T2280"><text:line-break/></text:span><text:span text:style-name="T2281">Precondition</text:span><text:span text:style-name="T2282"><text:line-break/></text:span><text:span text:style-name="T2283">The user is in Menu.</text:span><text:span text:style-name="T2284"><text:line-break/></text:span><text:span text:style-name="T2285">Basic path</text:span><text:span text:style-name="T2286"><text:line-break/></text:span><text:span text:style-name="T2287">The Sleep Information window is visible.</text:span><text:span text:style-name="T2288"><text:line-break/></text:span><text:span text:style-name="T2289">Exception path</text:span><text:span text:style-name="T2290"><text:line-break/></text:span><text:span text:style-name="T2291">Sleep information is not visible.</text:span><text:span text:style-name="T2292"><text:line-break/></text:span><text:span text:style-name="T2293">Post condition</text:span><text:span text:style-name="T2294"><text:line-break/></text:span><text:span text:style-name="T2295">The user is in Sleep Information</text:span><text:span text:style-name="T2296"><text:line-break/></text:span><text:span text:style-name="T2297">Author</text:span><text:span text:style-name="T2298"><text:line-break/></text:span><text:span text:style-name="T2299">JS</text:span><text:span text:style-name="T2300"><text:line-break/></text:span><text:span text:style-name="T2301"><text:line-break/></text:span><text:span text:style-name="T2302"><text:line-break/></text:span><text:span text:style-name="T2303"><text:line-break/></text:span><text:span text:style-name="T2304">7.02<text:s/></text:span><text:span text:style-name="T2305">There are tips of what to think about when chosing a sleep style</text:span><text:span text:style-name="T2306"><text:line-break/></text:span><text:span text:style-name="T2307"><text:line-break/></text:span><text:span text:style-name="T2308">Trigger</text:span><text:span text:style-name="T2309"><text:line-break/></text:span><text:span text:style-name="T2310">The user goes to Sleep Information.</text:span><text:span text:style-name="T2311"><text:line-break/></text:span><text:span text:style-name="T2312">Precondition</text:span><text:span text:style-name="T2313"><text:line-break/></text:span><text:span text:style-name="T2314">The user is in Menu.</text:span><text:span text:style-name="T2315"><text:line-break/></text:span><text:span text:style-name="T2316">Basic path</text:span><text:span text:style-name="T2317"><text:line-break/></text:span><text:span text:style-name="T2318">There is information about each sleep style, ex different things to think about when choosing that style.</text:span><text:span text:style-name="T2319"><text:line-break/></text:span><text:span text:style-name="T2320">Exception path</text:span><text:span text:style-name="T2321"><text:line-break/></text:span><text:span text:style-name="T2322">Sleep information is not visible.</text:span><text:span text:style-name="T2323"><text:line-break/></text:span><text:span text:style-name="T2324">Post condition</text:span><text:span text:style-name="T2325"><text:line-break/></text:span><text:span text:style-name="T2326">The user is in Sleep Information</text:span><text:span text:style-name="T2327"><text:line-break/></text:span><text:span text:style-name="T2328">Author</text:span><text:span text:style-name="T2329"><text:line-break/></text:span><text:span text:style-name="T2330">JS</text:span><text:span text:style-name="T2331"><text:line-break/></text:span><text:span text:style-name="T2332"><text:line-break/></text:span><text:span text:style-name="T2333"><text:line-break/></text:span><text:span text:style-name="T2334">7.03<text:s/></text:span><text:span text:style-name="T2335">There is Information about sleep in general</text:span><text:span text:style-name="T2336"><text:line-break/></text:span><text:span text:style-name="T2337"><text:line-break/></text:span><text:span text:style-name="T2338">Trigger</text:span><text:span text:style-name="T2339"><text:line-break/></text:span><text:span text:style-name="T2340">The user goes to Sleep Information.</text:span><text:span text:style-name="T2341"><text:line-break/></text:span><text:span text:style-name="T2342">Precondition</text:span><text:span text:style-name="T2343"><text:line-break/></text:span><text:span text:style-name="T2344">The user is in Menu.</text:span><text:span text:style-name="T2345"><text:line-break/></text:span><text:span text:style-name="T2346">Basic path</text:span><text:span text:style-name="T2347"><text:line-break/></text:span><text:span text:style-name="T2348">There is information about sleep in general</text:span><text:span text:style-name="T2349"><text:line-break/></text:span><text:span text:style-name="T2350">Exception path</text:span><text:span text:style-name="T2351"><text:line-break/></text:span><text:span text:style-name="T2352">Sleep information is not visible.</text:span><text:span text:style-name="T2353"><text:line-break/></text:span><text:span text:style-name="T2354">Post condition</text:span><text:span text:style-name="T2355"><text:line-break/></text:span><text:span text:style-name="T2356">The user is in Sleep Information</text:span><text:span text:style-name="T2357"><text:line-break/></text:span><text:span text:style-name="T2358">Author</text:span><text:span text:style-name="T2359"><text:line-break/></text:span><text:span text:style-name="T2360">JS</text:span><text:span text:style-name="T2361"><text:line-break/></text:span><text:span text:style-name="T2362"><text:line-break/></text:span><text:span text:style-name="T2363">7.04<text:s/></text:span><text:span text:style-name="T2364">All information has pedagogical pictures</text:span><text:span text:style-name="T2365"><text:s/></text:span><text:span text:style-name="T2366"> </text:span><text:span text:style-name="T2367"><text:line-break/></text:span><text:soft-page-break/><text:span text:style-name="T2368"><text:line-break/></text:span><text:span text:style-name="T2369">Trigger</text:span><text:span text:style-name="T2370"><text:line-break/></text:span><text:span text:style-name="T2371">The user goes to Sleep Information.</text:span><text:span text:style-name="T2372"><text:line-break/></text:span><text:span text:style-name="T2373">Precondition</text:span><text:span text:style-name="T2374"><text:line-break/></text:span><text:span text:style-name="T2375">The user is in Menu.</text:span><text:span text:style-name="T2376"><text:line-break/></text:span><text:span text:style-name="T2377">Basic path</text:span><text:span text:style-name="T2378"><text:line-break/></text:span><text:span text:style-name="T2379">There are pedagical pictures for each sleep style.</text:span><text:span text:style-name="T2380"><text:line-break/></text:span><text:span text:style-name="T2381">Exception path</text:span><text:span text:style-name="T2382"><text:line-break/></text:span><text:span text:style-name="T2383">Sleep information is not visible.</text:span><text:span text:style-name="T2384"><text:line-break/></text:span><text:span text:style-name="T2385">Post condition</text:span><text:span text:style-name="T2386"><text:line-break/></text:span><text:span text:style-name="T2387">The user is in Sleep Information</text:span><text:span text:style-name="T2388"><text:line-break/></text:span><text:span text:style-name="T2389">Author</text:span><text:span text:style-name="T2390"><text:line-break/></text:span><text:span text:style-name="T2391">JS</text:span><text:span text:style-name="T2392"><text:line-break/></text:span><text:span text:style-name="T2393"><text:line-break/></text:span><text:span text:style-name="T2394">7.05<text:s/></text:span><text:span text:style-name="T2395">There is a back button from Sleep Information</text:span><text:span text:style-name="T2396"><text:line-break/></text:span><text:span text:style-name="T2397"><text:line-break/></text:span><text:span text:style-name="T2398">Trigger</text:span><text:span text:style-name="T2399"><text:line-break/></text:span><text:span text:style-name="T2400">The user presses back arrow in Sleep Information</text:span><text:span text:style-name="T2401"><text:line-break/></text:span><text:span text:style-name="T2402">Precondition</text:span><text:span text:style-name="T2403"><text:line-break/></text:span><text:span text:style-name="T2404">The user is in Sleep Information.</text:span><text:span text:style-name="T2405"><text:line-break/></text:span><text:span text:style-name="T2406">Basic path</text:span><text:span text:style-name="T2407"><text:line-break/></text:span><text:span text:style-name="T2408">The user is taken to Menu</text:span><text:span text:style-name="T2409"><text:line-break/></text:span><text:span text:style-name="T2410">Exception path</text:span><text:span text:style-name="T2411"><text:line-break/></text:span><text:span text:style-name="T2412">No exception path</text:span><text:span text:style-name="T2413"><text:line-break/></text:span><text:span text:style-name="T2414">Post condition</text:span><text:span text:style-name="T2415"><text:line-break/></text:span><text:span text:style-name="T2416">The user is in Menu.</text:span><text:span text:style-name="T2417"><text:line-break/></text:span><text:span text:style-name="T2418">Author</text:span><text:span text:style-name="T2419"><text:line-break/></text:span><text:span text:style-name="T2420">JS</text:span><text:span text:style-name="T2421"><text:s/></text:span><text:span text:style-name="T2422"><text:line-break/></text:span><text:span text:style-name="T2423"><text:line-break/></text:span><text:span text:style-name="T2424"><text:line-break/></text:span><text:span text:style-name="T2425">8.01<text:s/></text:span><text:span text:style-name="T2426">The user can take a survey to find a suitable sleep style</text:span><text:span text:style-name="T2427"><text:line-break/></text:span><text:span text:style-name="T2428"><text:line-break/></text:span><text:span text:style-name="T2429">Trigger</text:span><text:span text:style-name="T2430"><text:line-break/></text:span><text:span text:style-name="T2431">The user goes to Take Survey.</text:span><text:span text:style-name="T2432"><text:line-break/></text:span><text:span text:style-name="T2433">Precondition</text:span><text:span text:style-name="T2434"><text:line-break/></text:span><text:span text:style-name="T2435">The user is in Sleep Information.</text:span><text:span text:style-name="T2436"><text:line-break/></text:span><text:span text:style-name="T2437">Basic path</text:span><text:span text:style-name="T2438"><text:line-break/></text:span><text:span text:style-name="T2439">The Sleep Survey window is visible.</text:span><text:span text:style-name="T2440"><text:line-break/></text:span><text:span text:style-name="T2441">Exception path</text:span><text:span text:style-name="T2442"><text:line-break/></text:span><text:span text:style-name="T2443">Sleep Survey is not visible.</text:span><text:span text:style-name="T2444"><text:line-break/></text:span><text:span text:style-name="T2445">Post condition</text:span><text:span text:style-name="T2446"><text:line-break/></text:span><text:span text:style-name="T2447">The user is in Sleep Survey</text:span><text:span text:style-name="T2448"><text:line-break/></text:span><text:span text:style-name="T2449">Author</text:span><text:span text:style-name="T2450"><text:line-break/></text:span><text:span text:style-name="T2451">JS</text:span><text:span text:style-name="T2452"><text:line-break/></text:span><text:span text:style-name="T2453"><text:line-break/></text:span><text:span text:style-name="T2454">8.02<text:s/></text:span><text:span text:style-name="T2455">There is a question about the user being tired/not tired in the morning</text:span><text:span text:style-name="T2456"><text:line-break/></text:span><text:span text:style-name="T2457"><text:line-break/></text:span><text:span text:style-name="T2458">Trigger</text:span><text:span text:style-name="T2459"><text:line-break/></text:span><text:span text:style-name="T2460">The has chosen to take the survey</text:span><text:span text:style-name="T2461"><text:line-break/></text:span><text:span text:style-name="T2462">Precondition</text:span><text:span text:style-name="T2463"><text:line-break/></text:span><text:span text:style-name="T2464">The user is in Sleep Survey.</text:span><text:span text:style-name="T2465"><text:line-break/></text:span><text:span text:style-name="T2466">Basic path</text:span><text:span text:style-name="T2467"><text:line-break/></text:span><text:span text:style-name="T2468">There are questions about user being tired/not tired in the morning.</text:span><text:span text:style-name="T2469"><text:line-break/></text:span><text:soft-page-break/><text:span text:style-name="T2470">Exception path</text:span><text:span text:style-name="T2471"><text:line-break/></text:span><text:span text:style-name="T2472">Sleep Survey is not visible.</text:span><text:span text:style-name="T2473"><text:line-break/></text:span><text:span text:style-name="T2474">Post condition</text:span><text:span text:style-name="T2475"><text:line-break/></text:span><text:span text:style-name="T2476">The user is in Sleep Survey</text:span><text:span text:style-name="T2477"><text:line-break/></text:span><text:span text:style-name="T2478">Author</text:span><text:span text:style-name="T2479"><text:line-break/></text:span><text:span text:style-name="T2480">JS</text:span><text:span text:style-name="T2481"><text:line-break/></text:span><text:span text:style-name="T2482"><text:line-break/></text:span><text:span text:style-name="T2483"><text:tab/></text:span><text:span text:style-name="T2484"><text:line-break/></text:span><text:span text:style-name="T2485">8.03<text:s/></text:span><text:span text:style-name="T2486">There is a question about the user being tired/not tired in the evening</text:span><text:span text:style-name="T2487"><text:line-break/></text:span><text:span text:style-name="T2488"><text:line-break/></text:span><text:span text:style-name="T2489">Trigger</text:span><text:span text:style-name="T2490"><text:line-break/></text:span><text:span text:style-name="T2491">The has chosen to take the survey</text:span><text:span text:style-name="T2492"><text:line-break/></text:span><text:span text:style-name="T2493">Precondition</text:span><text:span text:style-name="T2494"><text:line-break/></text:span><text:span text:style-name="T2495">The user is in Sleep Survey.</text:span><text:span text:style-name="T2496"><text:line-break/></text:span><text:span text:style-name="T2497">Basic path</text:span><text:span text:style-name="T2498"><text:line-break/></text:span><text:span text:style-name="T2499">There are questions about user being tired/not tired in the evening.</text:span><text:span text:style-name="T2500"><text:line-break/></text:span><text:span text:style-name="T2501">Exception path</text:span><text:span text:style-name="T2502"><text:line-break/></text:span><text:span text:style-name="T2503">Sleep Survey is not visible.</text:span><text:span text:style-name="T2504"><text:line-break/></text:span><text:span text:style-name="T2505">Post condition</text:span><text:span text:style-name="T2506"><text:line-break/></text:span><text:span text:style-name="T2507">The user is in Sleep Survey</text:span><text:span text:style-name="T2508"><text:line-break/></text:span><text:span text:style-name="T2509">Author</text:span><text:span text:style-name="T2510"><text:line-break/></text:span><text:span text:style-name="T2511">JS</text:span><text:span text:style-name="T2512"><text:tab/></text:span><text:span text:style-name="T2513"><text:tab/></text:span><text:span text:style-name="T2514"><text:line-break/></text:span><text:span text:style-name="T2515"><text:line-break/></text:span><text:span text:style-name="T2516">8.04<text:s/></text:span><text:span text:style-name="T2517">There is a question about the user having/not having trouble falling asleep</text:span><text:span text:style-name="T2518"><text:line-break/></text:span><text:span text:style-name="T2519"><text:line-break/></text:span><text:span text:style-name="T2520">Trigger</text:span><text:span text:style-name="T2521"><text:line-break/></text:span><text:span text:style-name="T2522">The has chosen to take the survey</text:span><text:span text:style-name="T2523"><text:line-break/></text:span><text:span text:style-name="T2524">Precondition</text:span><text:span text:style-name="T2525"><text:line-break/></text:span><text:span text:style-name="T2526">The user is in Sleep Survey.</text:span><text:span text:style-name="T2527"><text:line-break/></text:span><text:span text:style-name="T2528">Basic path</text:span><text:span text:style-name="T2529"><text:line-break/></text:span><text:span text:style-name="T2530">There are questions about user having/not having trouble falling asleep.</text:span><text:span text:style-name="T2531"><text:line-break/></text:span><text:span text:style-name="T2532">Exception path</text:span><text:span text:style-name="T2533"><text:line-break/></text:span><text:span text:style-name="T2534">Sleep Survey is not visible.</text:span><text:span text:style-name="T2535"><text:line-break/></text:span><text:span text:style-name="T2536">Post condition</text:span><text:span text:style-name="T2537"><text:line-break/></text:span><text:span text:style-name="T2538">The user is in Sleep Survey</text:span><text:span text:style-name="T2539"><text:line-break/></text:span><text:span text:style-name="T2540">Author</text:span><text:span text:style-name="T2541"><text:line-break/></text:span><text:span text:style-name="T2542">JS</text:span><text:span text:style-name="T2543"><text:line-break/></text:span><text:span text:style-name="T2544"><text:tab/></text:span><text:span text:style-name="T2545"><text:tab/></text:span><text:span text:style-name="T2546"><text:tab/></text:span><text:span text:style-name="T2547"><text:line-break/></text:span><text:span text:style-name="T2548">8.05<text:s/></text:span><text:span text:style-name="T2549">The results from the survey are matched with different sleep styles</text:span><text:span text:style-name="T2550"><text:line-break/></text:span><text:span text:style-name="T2551"><text:line-break/></text:span><text:span text:style-name="T2552">Trigger</text:span><text:span text:style-name="T2553"><text:line-break/></text:span><text:span text:style-name="T2554">The has finished the survey</text:span><text:span text:style-name="T2555"><text:line-break/></text:span><text:span text:style-name="T2556">Precondition</text:span><text:span text:style-name="T2557"><text:line-break/></text:span><text:span text:style-name="T2558">The user is in Sleep Survey.</text:span><text:span text:style-name="T2559"><text:line-break/></text:span><text:span text:style-name="T2560">Basic path</text:span><text:span text:style-name="T2561"><text:line-break/></text:span><text:span text:style-name="T2562">The results are registered.</text:span><text:span text:style-name="T2563"><text:line-break/></text:span><text:span text:style-name="T2564">Exception path</text:span><text:span text:style-name="T2565"><text:line-break/></text:span><text:span text:style-name="T2566">No results to register</text:span><text:span text:style-name="T2567"><text:line-break/></text:span><text:span text:style-name="T2568">Post condition</text:span><text:span text:style-name="T2569"><text:line-break/></text:span><text:span text:style-name="T2570">The user is in Sleep Survey</text:span><text:span text:style-name="T2571"><text:line-break/></text:span><text:span text:style-name="T2572">Author</text:span><text:span text:style-name="T2573"><text:line-break/></text:span><text:span text:style-name="T2574">JS</text:span><text:span text:style-name="T2575"><text:line-break/></text:span><text:span text:style-name="T2576"><text:line-break/></text:span><text:soft-page-break/><text:span text:style-name="T2577">8.06<text:s/></text:span><text:span text:style-name="T2578">The user recieves a list of possible sleep styles</text:span><text:span text:style-name="T2579"><text:s/></text:span><text:span text:style-name="T2580"> </text:span><text:span text:style-name="T2581"><text:line-break/></text:span><text:span text:style-name="T2582"><text:line-break/></text:span><text:span text:style-name="T2583">Trigger</text:span><text:span text:style-name="T2584"><text:line-break/></text:span><text:span text:style-name="T2585">The has finished the survey</text:span><text:span text:style-name="T2586"><text:line-break/></text:span><text:span text:style-name="T2587">Precondition</text:span><text:span text:style-name="T2588"><text:line-break/></text:span><text:span text:style-name="T2589">The user is in Sleep Survey.</text:span><text:span text:style-name="T2590"><text:line-break/></text:span><text:span text:style-name="T2591">Basic path</text:span><text:span text:style-name="T2592"><text:line-break/></text:span><text:span text:style-name="T2593">The user is given a list of possible sleep styles</text:span><text:span text:style-name="T2594"><text:line-break/></text:span><text:span text:style-name="T2595">Exception path</text:span><text:span text:style-name="T2596"><text:line-break/></text:span><text:span text:style-name="T2597">No results to register</text:span><text:span text:style-name="T2598"><text:line-break/></text:span><text:span text:style-name="T2599">Post condition</text:span><text:span text:style-name="T2600"><text:line-break/></text:span><text:span text:style-name="T2601">The user is in List of recommendations</text:span><text:span text:style-name="T2602"><text:line-break/></text:span><text:span text:style-name="T2603">Author</text:span><text:span text:style-name="T2604"><text:line-break/></text:span><text:span text:style-name="T2605">JS</text:span><text:span text:style-name="T2606"><text:line-break/></text:span><text:span text:style-name="T2607"><text:line-break/></text:span><text:span text:style-name="T2608">8.07<text:s/></text:span><text:span text:style-name="T2609">A proposal is press-able</text:span><text:span text:style-name="T2610"><text:line-break/></text:span><text:span text:style-name="T2611"><text:line-break/></text:span><text:span text:style-name="T2612">Trigger</text:span><text:span text:style-name="T2613"><text:line-break/></text:span><text:span text:style-name="T2614">The has finished the survey</text:span><text:span text:style-name="T2615"><text:line-break/></text:span><text:span text:style-name="T2616">Precondition</text:span><text:span text:style-name="T2617"><text:line-break/></text:span><text:span text:style-name="T2618">The user is in Sleep Survey.</text:span><text:span text:style-name="T2619"><text:line-break/></text:span><text:span text:style-name="T2620">Basic path</text:span><text:span text:style-name="T2621"><text:line-break/></text:span><text:span text:style-name="T2622">The possible sleep syles can be pressed.</text:span><text:span text:style-name="T2623"><text:line-break/></text:span><text:span text:style-name="T2624">Exception path</text:span><text:span text:style-name="T2625"><text:line-break/></text:span><text:span text:style-name="T2626">No proposal is pressed. The user cancels.</text:span><text:span text:style-name="T2627"><text:line-break/></text:span><text:span text:style-name="T2628">Post condition</text:span><text:span text:style-name="T2629"><text:line-break/></text:span><text:span text:style-name="T2630">The user is in List of recommendations</text:span><text:span text:style-name="T2631"><text:line-break/></text:span><text:span text:style-name="T2632">Author</text:span><text:span text:style-name="T2633"><text:line-break/></text:span><text:span text:style-name="T2634">JS</text:span><text:span text:style-name="T2635"><text:line-break/></text:span><text:span text:style-name="T2636"><text:line-break/></text:span><text:span text:style-name="T2637"><text:tab/></text:span><text:span text:style-name="T2638"><text:tab/></text:span><text:span text:style-name="T2639"><text:line-break/></text:span><text:span text:style-name="T2640">8.08</text:span><text:span text:style-name="T2641">When pressing a proposal, the user is sent to the information about the sleep style.</text:span><text:span text:style-name="T2642"><text:line-break/></text:span><text:span text:style-name="T2643"><text:line-break/></text:span><text:span text:style-name="T2644">Trigger</text:span><text:span text:style-name="T2645"><text:line-break/></text:span><text:span text:style-name="T2646">The user presses a proposal</text:span><text:span text:style-name="T2647"><text:line-break/></text:span><text:span text:style-name="T2648">Precondition</text:span><text:span text:style-name="T2649"><text:line-break/></text:span><text:span text:style-name="T2650">The user is in List of recommendations</text:span><text:span text:style-name="T2651"><text:line-break/></text:span><text:span text:style-name="T2652">Basic path</text:span><text:span text:style-name="T2653"><text:line-break/></text:span><text:span text:style-name="T2654">When pressing a proposal, the user is sent to the Sleep Information page for the specific sleep style</text:span><text:span text:style-name="T2655"><text:line-break/></text:span><text:span text:style-name="T2656">Exception path</text:span><text:span text:style-name="T2657"><text:line-break/></text:span><text:span text:style-name="T2658">No proposal is pressed. The user cancels.</text:span><text:span text:style-name="T2659"><text:line-break/></text:span><text:span text:style-name="T2660">Post condition</text:span><text:span text:style-name="T2661"><text:line-break/></text:span><text:span text:style-name="T2662">The user is in Sleep Information</text:span><text:span text:style-name="T2663"><text:line-break/></text:span><text:span text:style-name="T2664">Author</text:span><text:span text:style-name="T2665"><text:line-break/></text:span><text:span text:style-name="T2666">JS</text:span><text:span text:style-name="T2667"><text:line-break/></text:span><text:span text:style-name="T2668"><text:line-break/></text:span><text:span text:style-name="T2669">9.01<text:s/></text:span><text:span text:style-name="T2670">Activities from other calendar can be imported into schema</text:span><text:span text:style-name="T2671"><text:line-break/></text:span><text:span text:style-name="T2672"><text:line-break/></text:span><text:span text:style-name="T2673">Trigger</text:span><text:span text:style-name="T2674"><text:line-break/></text:span><text:span text:style-name="T2675">The user presses import calendar in Schema.</text:span><text:span text:style-name="T2676"><text:line-break/></text:span><text:span text:style-name="T2677">Precondition</text:span><text:span text:style-name="T2678"><text:line-break/></text:span><text:span text:style-name="T2679">The user is in Schema.</text:span><text:span text:style-name="T2680"><text:line-break/></text:span><text:span text:style-name="T2681">Basic path</text:span><text:span text:style-name="T2682"><text:line-break/></text:span><text:soft-page-break/><text:span text:style-name="T2683">The user can add calendars from Android Calendar to Schema.</text:span><text:span text:style-name="T2684"><text:line-break/></text:span><text:span text:style-name="T2685">Exception path</text:span><text:span text:style-name="T2686"><text:line-break/></text:span><text:span text:style-name="T2687">No exception path</text:span><text:span text:style-name="T2688"><text:line-break/></text:span><text:span text:style-name="T2689">Post condition</text:span><text:span text:style-name="T2690"><text:line-break/></text:span><text:span text:style-name="T2691">The user is in import calendar window.</text:span><text:span text:style-name="T2692"><text:line-break/></text:span><text:span text:style-name="T2693">Author</text:span><text:span text:style-name="T2694"><text:line-break/></text:span><text:span text:style-name="T2695">JS</text:span><text:span text:style-name="T2696"><text:line-break/></text:span><text:span text:style-name="T2697"><text:tab/></text:span><text:span text:style-name="T2698"><text:tab/></text:span><text:span text:style-name="T2699"><text:tab/></text:span><text:span text:style-name="T2700"><text:line-break/></text:span><text:span text:style-name="T2701">9.02<text:s/></text:span><text:span text:style-name="T2702">Activities are shown in different colors than black</text:span><text:span text:style-name="T2703"><text:line-break/></text:span><text:span text:style-name="T2704"><text:line-break/></text:span><text:span text:style-name="T2705"><text:line-break/></text:span><text:span text:style-name="T2706">Trigger</text:span><text:span text:style-name="T2707"><text:line-break/></text:span><text:span text:style-name="T2708">The user has imported calendar into Schema.</text:span><text:span text:style-name="T2709"><text:line-break/></text:span><text:span text:style-name="T2710">Precondition</text:span><text:span text:style-name="T2711"><text:line-break/></text:span><text:span text:style-name="T2712">The user is in Schema.</text:span><text:span text:style-name="T2713"><text:line-break/></text:span><text:span text:style-name="T2714">Basic path</text:span><text:span text:style-name="T2715"><text:line-break/></text:span><text:span text:style-name="T2716">The calendar elements are visible in the Schema with other color than sleep element and activity el</text:span><text:span text:style-name="T2717">e</text:span><text:span text:style-name="T2718">ment.</text:span><text:span text:style-name="T2719"><text:line-break/></text:span><text:span text:style-name="T2720">Exception path</text:span><text:span text:style-name="T2721"><text:line-break/></text:span><text:span text:style-name="T2722">There are no elements in the imported calendar</text:span><text:span text:style-name="T2723"><text:line-break/></text:span><text:span text:style-name="T2724">Post condition</text:span><text:span text:style-name="T2725"><text:line-break/></text:span><text:span text:style-name="T2726">The user is in Schema.</text:span><text:span text:style-name="T2727"><text:line-break/></text:span><text:span text:style-name="T2728">Author</text:span><text:span text:style-name="T2729"><text:line-break/></text:span><text:span text:style-name="T2730">JS</text:span><text:span text:style-name="T2731"><text:line-break/></text:span><text:span text:style-name="T2732"><text:tab/></text:span><text:span text:style-name="T2733"><text:tab/></text:span><text:span text:style-name="T2734"><text:line-break/></text:span><text:span text:style-name="T2735">9.03<text:s/></text:span><text:span text:style-name="T2736">When a conflict arises, there is a warning notification window</text:span><text:span text:style-name="T2737"><text:line-break/></text:span><text:span text:style-name="T2738"><text:line-break/></text:span><text:span text:style-name="T2739"><text:line-break/></text:span><text:span text:style-name="T2740">Trigger</text:span><text:span text:style-name="T2741"><text:line-break/></text:span><text:span text:style-name="T2742">The imported calendars element conflicts with sleep element</text:span><text:span text:style-name="T2743"><text:line-break/></text:span><text:span text:style-name="T2744">Precondition</text:span><text:span text:style-name="T2745"><text:line-break/></text:span><text:span text:style-name="T2746">The user is in Schema</text:span><text:span text:style-name="T2747"><text:line-break/></text:span><text:span text:style-name="T2748">Basic path</text:span><text:span text:style-name="T2749"><text:line-break/></text:span><text:span text:style-name="T2750">There is a warning message if a conflict arises</text:span><text:span text:style-name="T2751"><text:line-break/></text:span><text:span text:style-name="T2752">Exception path</text:span><text:span text:style-name="T2753"><text:line-break/></text:span><text:span text:style-name="T2754">There are no conflicts</text:span><text:span text:style-name="T2755"><text:line-break/></text:span><text:span text:style-name="T2756">Post condition</text:span><text:span text:style-name="T2757"><text:line-break/></text:span><text:span text:style-name="T2758">The user is in Schema</text:span><text:span text:style-name="T2759"><text:line-break/></text:span><text:span text:style-name="T2760">Author</text:span><text:span text:style-name="T2761"><text:line-break/></text:span><text:span text:style-name="T2762">JS</text:span><text:span text:style-name="T2763"><text:s/></text:span><text:span text:style-name="T2764"><text:line-break/></text:span><text:span text:style-name="T2765"><text:tab/></text:span><text:span text:style-name="T2766"><text:tab/></text:span><text:span text:style-name="T2767"><text:line-break/></text:span><text:span text:style-name="T2768">9.04<text:s/></text:span><text:span text:style-name="T2769">When a conflict arises, there is a warning notification sound</text:span><text:span text:style-name="T2770"><text:line-break/></text:span><text:span text:style-name="T2771"><text:line-break/></text:span><text:span text:style-name="T2772"><text:line-break/></text:span><text:span text:style-name="T2773">Trigger</text:span><text:span text:style-name="T2774"><text:line-break/></text:span><text:span text:style-name="T2775">The imported calendars element conflicts with sleep element</text:span><text:span text:style-name="T2776"><text:line-break/></text:span><text:span text:style-name="T2777">Precondition</text:span><text:span text:style-name="T2778"><text:line-break/></text:span><text:span text:style-name="T2779">The user is in Schema</text:span><text:span text:style-name="T2780"><text:line-break/></text:span><text:span text:style-name="T2781">Basic path</text:span><text:span text:style-name="T2782"><text:line-break/></text:span><text:span text:style-name="T2783">There is a warning sound if a conflict arises</text:span><text:span text:style-name="T2784"><text:line-break/></text:span><text:span text:style-name="T2785">Exception path</text:span><text:span text:style-name="T2786"><text:line-break/></text:span><text:span text:style-name="T2787">There are no conflicts</text:span><text:span text:style-name="T2788"><text:line-break/></text:span><text:span text:style-name="T2789">Post condition</text:span><text:span text:style-name="T2790"><text:line-break/></text:span><text:soft-page-break/><text:span text:style-name="T2791">The user is in Schema</text:span><text:span text:style-name="T2792"><text:line-break/></text:span><text:span text:style-name="T2793">Author</text:span><text:span text:style-name="T2794"><text:line-break/></text:span><text:span text:style-name="T2795">JS</text:span><text:span text:style-name="T2796"><text:s/></text:span><text:span text:style-name="T2797"><text:line-break/></text:span><text:span text:style-name="T2798"><text:line-break/></text:span><text:span text:style-name="T2799">9.05<text:s/></text:span><text:span text:style-name="T2800">When notification has been accepted, solutions will be presented</text:span><text:span text:style-name="T2801"><text:line-break/></text:span><text:span text:style-name="T2802"><text:line-break/></text:span><text:span text:style-name="T2803">Trigger</text:span><text:span text:style-name="T2804"><text:line-break/></text:span><text:span text:style-name="T2805">The warning window is accepted</text:span><text:span text:style-name="T2806"><text:line-break/></text:span><text:span text:style-name="T2807">Precondition</text:span><text:span text:style-name="T2808"><text:line-break/></text:span><text:span text:style-name="T2809">The user is in Schema</text:span><text:span text:style-name="T2810"><text:line-break/></text:span><text:span text:style-name="T2811">Basic path</text:span><text:span text:style-name="T2812"><text:line-break/></text:span><text:span text:style-name="T2813">There is a list of possible solutions to the conflict</text:span><text:span text:style-name="T2814"><text:line-break/></text:span><text:span text:style-name="T2815">Exception path</text:span><text:span text:style-name="T2816"><text:line-break/></text:span><text:span text:style-name="T2817">There are no conflicts</text:span><text:span text:style-name="T2818"><text:line-break/></text:span><text:span text:style-name="T2819">Post condition</text:span><text:span text:style-name="T2820"><text:line-break/></text:span><text:span text:style-name="T2821">The user is in Schema</text:span><text:span text:style-name="T2822"><text:line-break/></text:span><text:span text:style-name="T2823">Author</text:span><text:span text:style-name="T2824"><text:line-break/></text:span><text:span text:style-name="T2825">JS</text:span><text:span text:style-name="T2826"><text:s/></text:span><text:span text:style-name="T2827"><text:line-break/></text:span><text:span text:style-name="T2828"><text:line-break/></text:span><text:span text:style-name="T2829">9.06<text:s/></text:span><text:span text:style-name="T2830">A soultion can be that an element is moved in the schema</text:span><text:span text:style-name="T2831"><text:s/></text:span><text:span text:style-name="T2832"> </text:span><text:span text:style-name="T2833"><text:line-break/></text:span><text:span text:style-name="T2834"><text:line-break/></text:span><text:span text:style-name="T2835">Trigger</text:span><text:span text:style-name="T2836"><text:line-break/></text:span><text:span text:style-name="T2837">The list of solutions is shown</text:span><text:span text:style-name="T2838"><text:line-break/></text:span><text:span text:style-name="T2839">Precondition</text:span><text:span text:style-name="T2840"><text:line-break/></text:span><text:span text:style-name="T2841">The user is in Schema</text:span><text:span text:style-name="T2842"><text:line-break/></text:span><text:span text:style-name="T2843">Basic path</text:span><text:span text:style-name="T2844"><text:line-break/></text:span><text:span text:style-name="T2845">One solution is that an element in the schema can be moved</text:span><text:span text:style-name="T2846"><text:line-break/></text:span><text:span text:style-name="T2847">Exception path</text:span><text:span text:style-name="T2848"><text:line-break/></text:span><text:span text:style-name="T2849">No exception path</text:span><text:span text:style-name="T2850"><text:line-break/></text:span><text:span text:style-name="T2851">Post condition</text:span><text:span text:style-name="T2852"><text:line-break/></text:span><text:span text:style-name="T2853">The user is in Schema</text:span><text:span text:style-name="T2854"><text:line-break/></text:span><text:span text:style-name="T2855">Author</text:span><text:span text:style-name="T2856"><text:line-break/></text:span><text:span text:style-name="T2857">JS</text:span><text:span text:style-name="T2858"><text:s/></text:span><text:span text:style-name="T2859"><text:line-break/></text:span><text:span text:style-name="T2860"><text:tab/></text:span><text:span text:style-name="T2861"><text:line-break/></text:span><text:span text:style-name="T2862"><text:line-break/></text:span><text:span text:style-name="T2863">9.07<text:s/></text:span><text:span text:style-name="T2864">A soultion can be that an element is deleted in the schema</text:span><text:span text:style-name="T2865"><text:line-break/></text:span><text:span text:style-name="T2866"><text:line-break/></text:span><text:span text:style-name="T2867"><text:line-break/></text:span><text:span text:style-name="T2868">Trigger</text:span><text:span text:style-name="T2869"><text:line-break/></text:span><text:span text:style-name="T2870">The list of solutions is shown</text:span><text:span text:style-name="T2871"><text:line-break/></text:span><text:span text:style-name="T2872">Precondition</text:span><text:span text:style-name="T2873"><text:line-break/></text:span><text:span text:style-name="T2874">The user is in Schema</text:span><text:span text:style-name="T2875"><text:line-break/></text:span><text:span text:style-name="T2876">Basic path</text:span><text:span text:style-name="T2877"><text:line-break/></text:span><text:span text:style-name="T2878">One solution is that an element in the schema can be deleted</text:span><text:span text:style-name="T2879"><text:line-break/></text:span><text:span text:style-name="T2880">Exception path</text:span><text:span text:style-name="T2881"><text:line-break/></text:span><text:span text:style-name="T2882">No exception path</text:span><text:span text:style-name="T2883"><text:line-break/></text:span><text:span text:style-name="T2884">Post condition</text:span><text:span text:style-name="T2885"><text:line-break/></text:span><text:span text:style-name="T2886">The user is in Schema</text:span><text:span text:style-name="T2887"><text:line-break/></text:span><text:span text:style-name="T2888">Author</text:span><text:span text:style-name="T2889"><text:line-break/></text:span><text:span text:style-name="T2890">JS</text:span><text:span text:style-name="T2891"><text:s/></text:span><text:span text:style-name="T2892"><text:tab/></text:span><text:span text:style-name="T2893"><text:tab/></text:span><text:span text:style-name="T2894"><text:line-break/></text:span><text:span text:style-name="T2895"><text:line-break/></text:span><text:span text:style-name="T2896">9.08<text:s/></text:span><text:span text:style-name="T2897">A soultion can be that a group of elements are moved in the schema</text:span><text:span text:style-name="T2898"><text:line-break/></text:span><text:soft-page-break/><text:span text:style-name="T2899"><text:line-break/></text:span><text:span text:style-name="T2900">Trigger</text:span><text:span text:style-name="T2901"><text:line-break/></text:span><text:span text:style-name="T2902">The list of solutions is shown</text:span><text:span text:style-name="T2903"><text:line-break/></text:span><text:span text:style-name="T2904">Precondition</text:span><text:span text:style-name="T2905"><text:line-break/></text:span><text:span text:style-name="T2906">The user is in Schema</text:span><text:span text:style-name="T2907"><text:line-break/></text:span><text:span text:style-name="T2908">Basic path</text:span><text:span text:style-name="T2909"><text:line-break/></text:span><text:span text:style-name="T2910">One solution is that a group of sleep elements in the schema can be moved</text:span><text:span text:style-name="T2911"><text:line-break/></text:span><text:span text:style-name="T2912">Exception path</text:span><text:span text:style-name="T2913"><text:line-break/></text:span><text:span text:style-name="T2914">No exception path</text:span><text:span text:style-name="T2915"><text:line-break/></text:span><text:span text:style-name="T2916">Post condition</text:span><text:span text:style-name="T2917"><text:line-break/></text:span><text:span text:style-name="T2918">The user is in Schema</text:span><text:span text:style-name="T2919"><text:line-break/></text:span><text:span text:style-name="T2920">Author</text:span><text:span text:style-name="T2921"><text:line-break/></text:span><text:span text:style-name="T2922">JS</text:span><text:span text:style-name="T2923"><text:line-break/></text:span><text:span text:style-name="T2924"><text:line-break/></text:span><text:span text:style-name="T2925">9.09<text:s/></text:span><text:span text:style-name="T2926">A warning notification is shown when a sleep element is moved</text:span><text:span text:style-name="T2927"><text:line-break/></text:span><text:span text:style-name="T2928"><text:line-break/></text:span><text:span text:style-name="T2929">Trigger</text:span><text:span text:style-name="T2930"><text:line-break/></text:span><text:span text:style-name="T2931">The user has chosen to move one sleep element, and not the whole group</text:span><text:span text:style-name="T2932"><text:line-break/></text:span><text:span text:style-name="T2933">Precondition</text:span><text:span text:style-name="T2934"><text:line-break/></text:span><text:span text:style-name="T2935">The user is in Schema</text:span><text:span text:style-name="T2936"><text:line-break/></text:span><text:span text:style-name="T2937">Basic path</text:span><text:span text:style-name="T2938"><text:line-break/></text:span><text:span text:style-name="T2939">There is a warning window explaining the dangers of only moving one sleep element.</text:span><text:span text:style-name="T2940"><text:line-break/></text:span><text:span text:style-name="T2941">Exception path</text:span><text:span text:style-name="T2942"><text:line-break/></text:span><text:span text:style-name="T2943">No exception path</text:span><text:span text:style-name="T2944"><text:line-break/></text:span><text:span text:style-name="T2945">Post condition</text:span><text:span text:style-name="T2946"><text:line-break/></text:span><text:span text:style-name="T2947">The user is in Schema</text:span><text:span text:style-name="T2948"><text:line-break/></text:span><text:span text:style-name="T2949">Author</text:span><text:span text:style-name="T2950"><text:line-break/></text:span><text:span text:style-name="T2951">JS</text:span><text:span text:style-name="T2952"><text:s/></text:span><text:span text:style-name="T2953"><text:line-break/></text:span><text:span text:style-name="T2954"><text:line-break/></text:span><text:span text:style-name="T2955">9.10<text:s/></text:span><text:span text:style-name="T2956">A moved object can be un-done</text:span><text:span text:style-name="T2957"><text:line-break/></text:span><text:span text:style-name="T2958"><text:line-break/></text:span><text:span text:style-name="T2959">Trigger</text:span><text:span text:style-name="T2960"><text:line-break/></text:span><text:span text:style-name="T2961">The user has chosen to move or delete an element</text:span><text:span text:style-name="T2962"><text:line-break/></text:span><text:span text:style-name="T2963">Precondition</text:span><text:span text:style-name="T2964"><text:line-break/></text:span><text:span text:style-name="T2965">The user is in Schema</text:span><text:span text:style-name="T2966"><text:line-break/></text:span><text:span text:style-name="T2967">Basic path</text:span><text:span text:style-name="T2968"><text:line-break/></text:span><text:span text:style-name="T2969">There is a button for the user to undo the changes.</text:span><text:span text:style-name="T2970"><text:line-break/></text:span><text:span text:style-name="T2971">Exception path</text:span><text:span text:style-name="T2972"><text:line-break/></text:span><text:span text:style-name="T2973">No exception path</text:span><text:span text:style-name="T2974"><text:line-break/></text:span><text:span text:style-name="T2975">Post condition</text:span><text:span text:style-name="T2976"><text:line-break/></text:span><text:span text:style-name="T2977">The user is in Schema</text:span><text:span text:style-name="T2978"><text:line-break/></text:span><text:span text:style-name="T2979">Author</text:span><text:span text:style-name="T2980"><text:line-break/></text:span><text:span text:style-name="T2981">JS</text:span><text:span text:style-name="T2982"><text:s/></text:span></text:p>
      <text:p text:style-name="P2983"><text:span text:style-name="T2984"><text:line-break/></text:span></text:p>
      <text:p text:style-name="P2985"><text:span text:style-name="T2986">10.01<text:s/></text:span><text:span text:style-name="T2987">There is a button in the menu for sleep information</text:span></text:p>
      <text:p text:style-name="P2988"><text:span text:style-name="T2989">Trigger</text:span><text:span text:style-name="T2990"><text:line-break/></text:span><text:span text:style-name="T2991">The user chooses to go to Sleep Information.</text:span><text:span text:style-name="T2992"><text:line-break/></text:span><text:span text:style-name="T2993">Precondition</text:span><text:span text:style-name="T2994"><text:line-break/></text:span><text:span text:style-name="T2995">The user is in main menu.</text:span><text:span text:style-name="T2996"><text:line-break/></text:span><text:span text:style-name="T2997">Basic path</text:span><text:span text:style-name="T2998"><text:line-break/></text:span><text:span text:style-name="T2999">The sleep information is in the state where the user left it.</text:span><text:span text:style-name="T3000"><text:line-break/></text:span><text:span text:style-name="T3001">Exception path</text:span><text:span text:style-name="T3002"><text:line-break/></text:span><text:span text:style-name="T3003">The user has never used the application. There is no open information window.</text:span><text:span text:style-name="T3004"><text:line-break/></text:span><text:soft-page-break/><text:span text:style-name="T3005">Post condition</text:span><text:span text:style-name="T3006"><text:line-break/></text:span><text:span text:style-name="T3007">The sleep information is where the user left it.</text:span><text:span text:style-name="T3008"><text:line-break/></text:span><text:span text:style-name="T3009">Author</text:span><text:span text:style-name="T3010"><text:line-break/></text:span><text:span text:style-name="T3011">JS</text:span><text:span text:style-name="T3012"><text:line-break/></text:span></text:p>
      <text:p text:style-name="P3013"><text:span text:style-name="T3014">10.02 There is a button in the menu for sleep schema</text:span></text:p>
      <text:p text:style-name="P3015"><text:span text:style-name="T3016">Trigger</text:span><text:span text:style-name="T3017"><text:line-break/></text:span><text:span text:style-name="T3018">The user chooses to go to schema.</text:span><text:span text:style-name="T3019"><text:line-break/></text:span><text:span text:style-name="T3020">Precondition</text:span><text:span text:style-name="T3021"><text:line-break/></text:span><text:span text:style-name="T3022">The user is in main menu.</text:span><text:span text:style-name="T3023"><text:line-break/></text:span><text:span text:style-name="T3024">Basic path</text:span><text:span text:style-name="T3025"><text:line-break/></text:span><text:span text:style-name="T3026">The schema is in the state where the user left it.</text:span><text:span text:style-name="T3027"><text:line-break/></text:span><text:span text:style-name="T3028">Exception path</text:span><text:span text:style-name="T3029"><text:line-break/></text:span><text:span text:style-name="T3030">The user has never used the application. There is no schema.</text:span><text:span text:style-name="T3031"><text:line-break/></text:span><text:span text:style-name="T3032">Post condition</text:span><text:span text:style-name="T3033"><text:line-break/></text:span><text:span text:style-name="T3034">The schema is where the user left it.</text:span><text:span text:style-name="T3035"><text:line-break/></text:span><text:span text:style-name="T3036">Author</text:span><text:span text:style-name="T3037"><text:line-break/></text:span><text:span text:style-name="T3038">JS</text:span><text:span text:style-name="T3039"><text:line-break/></text:span></text:p>
      <text:p text:style-name="P3040"><text:span text:style-name="T3041">10.03<text:s/></text:span><text:span text:style-name="T3042">There is a button in the menu for alarms</text:span></text:p>
      <text:p text:style-name="P3043"><text:span text:style-name="T3044">Trigger</text:span><text:span text:style-name="T3045"><text:line-break/></text:span><text:span text:style-name="T3046">The user chooses to go to alarms.</text:span><text:span text:style-name="T3047"><text:line-break/></text:span><text:span text:style-name="T3048">Precondition</text:span><text:span text:style-name="T3049"><text:line-break/></text:span><text:span text:style-name="T3050">The user is in main menu.</text:span><text:span text:style-name="T3051"><text:line-break/></text:span><text:span text:style-name="T3052">Basic path</text:span><text:span text:style-name="T3053"><text:line-break/></text:span><text:span text:style-name="T3054">The alarms window is in the state where the user left it.</text:span><text:span text:style-name="T3055"><text:line-break/></text:span><text:span text:style-name="T3056">Exception path</text:span><text:span text:style-name="T3057"><text:line-break/></text:span><text:span text:style-name="T3058">The user has never used the application. There are no alarms set.</text:span><text:span text:style-name="T3059"><text:line-break/></text:span><text:span text:style-name="T3060">Post condition</text:span><text:span text:style-name="T3061"><text:line-break/></text:span><text:span text:style-name="T3062">The alarms window is where the user left it.</text:span><text:span text:style-name="T3063"><text:line-break/></text:span><text:span text:style-name="T3064">Author</text:span><text:span text:style-name="T3065"><text:line-break/></text:span><text:span text:style-name="T3066">JS</text:span><text:span text:style-name="T3067"><text:line-break/></text:span></text:p>
      <text:p text:style-name="P3068"><text:span text:style-name="T3069">10.04 There is a button in the menu for settings</text:span></text:p>
      <text:p text:style-name="P3070"><text:span text:style-name="T3071">Trigger</text:span><text:span text:style-name="T3072"><text:line-break/></text:span><text:span text:style-name="T3073">The user chooses to go to settings.</text:span><text:span text:style-name="T3074"><text:line-break/></text:span><text:span text:style-name="T3075">Precondition</text:span><text:span text:style-name="T3076"><text:line-break/></text:span><text:span text:style-name="T3077">The user is in main menu.</text:span><text:span text:style-name="T3078"><text:line-break/></text:span><text:span text:style-name="T3079">Basic path</text:span><text:span text:style-name="T3080"><text:line-break/></text:span><text:span text:style-name="T3081">The user is taken to settings</text:span><text:span text:style-name="T3082"><text:line-break/></text:span><text:span text:style-name="T3083">Exception path</text:span><text:span text:style-name="T3084"><text:line-break/></text:span><text:span text:style-name="T3085">The user has never used the application. There settings are set to default.</text:span><text:span text:style-name="T3086"><text:line-break/></text:span><text:span text:style-name="T3087">Post condition</text:span><text:span text:style-name="T3088"><text:line-break/></text:span><text:span text:style-name="T3089">The user is in Settings</text:span><text:span text:style-name="T3090"><text:line-break/></text:span><text:span text:style-name="T3091">Author</text:span><text:span text:style-name="T3092"><text:line-break/></text:span><text:span text:style-name="T3093">JS</text:span><text:span text:style-name="T3094"><text:line-break/></text:span><text:span text:style-name="T3095"><text:line-break/></text:span><text:span text:style-name="T3096"><text:line-break/></text:span></text:p>
      <text:p text:style-name="P3097"><text:span text:style-name="T3098">11.01Exit Application</text:span></text:p>
      <text:p text:style-name="P3099"><text:span text:style-name="T3100">Trigger</text:span><text:span text:style-name="T3101"><text:line-break/></text:span><text:span text:style-name="T3102">The user chooses to exit application.</text:span><text:span text:style-name="T3103"><text:line-break/></text:span><text:span text:style-name="T3104">Precondition</text:span><text:span text:style-name="T3105"><text:line-break/></text:span><text:span text:style-name="T3106">The user is in main menu or schema.</text:span><text:span text:style-name="T3107"><text:line-break/></text:span><text:soft-page-break/><text:span text:style-name="T3108">Basic path</text:span><text:span text:style-name="T3109"><text:line-break/></text:span><text:span text:style-name="T3110">The application saves schema state and then quit the application.</text:span><text:span text:style-name="T3111"><text:line-break/></text:span><text:span text:style-name="T3112">Exception path</text:span><text:span text:style-name="T3113"><text:line-break/></text:span><text:span text:style-name="T3114">The application crashes and the schema state is not saved.</text:span><text:span text:style-name="T3115"><text:line-break/></text:span><text:span text:style-name="T3116">Post condition</text:span><text:span text:style-name="T3117"><text:line-break/></text:span><text:span text:style-name="T3118">The application is no longer running.</text:span><text:span text:style-name="T3119"><text:line-break/></text:span><text:span text:style-name="T3120">Author</text:span><text:span text:style-name="T3121"><text:line-break/></text:span><text:span text:style-name="T3122">JS</text:span><text:span text:style-name="T3123"><text:line-break/></text:span><text:span text:style-name="T3124"><text:line-break/></text:span></text:p>
      <text:p text:style-name="P3125"><text:span text:style-name="T3126">12.01<text:s/></text:span><text:span text:style-name="T3127">There should always be a cancel button on all dialog windows</text:span></text:p>
      <text:p text:style-name="Normal"><text:span text:style-name="T3128">Trigger</text:span><text:span text:style-name="T3129"><text:line-break/></text:span><text:span text:style-name="T3130">An dialog/notification window is open</text:span><text:span text:style-name="T3131"><text:line-break/></text:span><text:span text:style-name="T3132">Precondition</text:span><text:span text:style-name="T3133"><text:line-break/></text:span><text:span text:style-name="T3134">The user is watching a dialog/notification window.</text:span><text:span text:style-name="T3135"><text:line-break/></text:span><text:span text:style-name="T3136">Basic path</text:span><text:span text:style-name="T3137"><text:line-break/></text:span><text:span text:style-name="T3138">There is always a cancel button</text:span><text:span text:style-name="T3139"><text:line-break/></text:span><text:span text:style-name="T3140">Exception path</text:span><text:span text:style-name="T3141"><text:line-break/></text:span><text:span text:style-name="T3142">No exception path</text:span><text:span text:style-name="T3143"><text:line-break/></text:span><text:span text:style-name="T3144">Post condition</text:span><text:span text:style-name="T3145"><text:line-break/></text:span><text:span text:style-name="T3146">The window is no longer opened and the action is rolled back.</text:span><text:span text:style-name="T3147"><text:line-break/></text:span><text:span text:style-name="T3148">Author</text:span><text:span text:style-name="T3149"><text:line-break/></text:span><text:span text:style-name="T3150">JS</text:span><text:span text:style-name="T3151"><text:line-break/></text:span><text:span text:style-name="T3152"><text:line-break/></text:span><text:span text:style-name="T31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Rubrik" style:display-name="Rubrik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derrubrik" style:display-name="Underrubrik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NoSpacing" style:display-name="No Spacing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hannes Schygge</meta:initial-creator>
    <dc:creator>Uzer</dc:creator>
    <meta:creation-date>2012-04-03T12:37:00Z</meta:creation-date>
    <dc:date>2012-04-17T17:57:00Z</dc:date>
    <meta:template xlink:href="Normal" xlink:type="simple"/>
    <meta:editing-cycles>6</meta:editing-cycles>
    <meta:editing-duration>PT3600S</meta:editing-duration>
    <meta:document-statistic meta:page-count="27" meta:paragraph-count="64" meta:word-count="5125" meta:character-count="32225" meta:row-count="226" meta:non-whitespace-character-count="27164"/>
  </office:meta>
</office:document-meta>
</file>